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FFFFFF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FFFF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fo:background-color="#FFFFFF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#FFFFFF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FFFFF" style:cell-protect="hidden-and-protected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2pt solid #000000" fo:border-left="thin solid #000000" fo:border-right="none" style:vertical-align="middle" fo:background-color="#FFFFFF" style:cell-protect="hidden-and-protected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#FFFFFF" style:cell-protect="hidden-and-protected" style:repeat-content="false"/>
      <style:paragraph-properties fo:text-align="center"/>
      <style:text-properties style:font-name="Arial Narrow" style:font-name-asian="Arial Narrow" style:font-name-complex="Arial Narrow" fo:font-size="8pt" style:font-size-asian="8pt" style:font-size-complex="8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E7E6E6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E7E6E6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E7E6E6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E7E6E6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E7E6E6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E7E6E6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FFFFF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FFFFF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E7E6E6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 style:vertical-align="automatic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0pt" style:font-size-asian="10pt" style:font-size-complex="10pt"/>
    </style:style>
    <style:style style:name="ce30" style:family="table-cell" style:parent-style-name="Default" style:data-style-name="N36">
      <style:table-cell-properties fo:border-top="none" fo:border-bottom="thin solid #000000" fo:border-left="thin solid #000000" fo:border-right="none" style:vertical-align="automatic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36">
      <style:table-cell-properties fo:border-top="none" fo:border-bottom="thin solid #000000" fo:border-left="thin solid #000000" fo:border-right="none" style:vertical-align="automatic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36">
      <style:table-cell-properties fo:border-top="none" fo:border-bottom="thin solid #000000" fo:border-left="thin solid #000000" fo:border-right="none" style:vertical-align="automatic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background-color="#FFFFFF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8CBAD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8CBAD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8CBAD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8CBAD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8CBAD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8CBAD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8CBAD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8CBAD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6E0B4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6E0B4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6E0B4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C6E0B4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C6E0B4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6E0B4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59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6E0B4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6E0B4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C6E0B4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C6E0B4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6E0B4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64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6E0B4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6E0B4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C6E0B4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6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C6E0B4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transparent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transparent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transparent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cell-protect="hidden-and-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7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transparent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cell-protect="hidden-and-protected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45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2" table:style-name="ce35">
            <text:p>Country</text:p>
          </table:table-cell>
          <table:covered-table-cell/>
          <table:table-cell table:style-name="ce2"/>
          <table:table-cell office:value-type="string" table:style-name="ce3">
            <text:p>Education</text:p>
          </table:table-cell>
          <table:table-cell office:value-type="string" table:style-name="ce4">
            <text:p>Jobs</text:p>
          </table:table-cell>
          <table:table-cell office:value-type="string" table:style-name="ce4">
            <text:p>Income</text:p>
          </table:table-cell>
          <table:table-cell office:value-type="string" table:style-name="ce4">
            <text:p>Safety</text:p>
          </table:table-cell>
          <table:table-cell office:value-type="string" table:style-name="ce4">
            <text:p>Health</text:p>
          </table:table-cell>
          <table:table-cell office:value-type="string" table:style-name="ce4">
            <text:p>Environment</text:p>
          </table:table-cell>
          <table:table-cell office:value-type="string" table:style-name="ce4">
            <text:p>Civic engagement</text:p>
          </table:table-cell>
          <table:table-cell office:value-type="string" table:style-name="ce4">
            <text:p>Accessiblity to services</text:p>
          </table:table-cell>
          <table:table-cell office:value-type="string" table:style-name="ce3">
            <text:p>Housing</text:p>
          </table:table-cell>
          <table:table-cell office:value-type="string" table:style-name="ce3">
            <text:p>Housing</text:p>
          </table:table-cell>
          <table:table-cell office:value-type="string" table:style-name="ce5">
            <text:p>Housing</text:p>
          </table:table-cell>
          <table:table-cell table:number-columns-repeated="16370"/>
        </table:table-row>
        <table:table-row table:style-name="ro2">
          <table:covered-table-cell/>
          <table:covered-table-cell/>
          <table:table-cell table:style-name="ce6"/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8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9">
            <text:p>Score [0-10]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11">
            <text:p>Australia</text:p>
          </table:table-cell>
          <table:table-cell office:value-type="string" table:style-name="ce12">
            <text:p>AUS</text:p>
          </table:table-cell>
          <table:table-cell office:value-type="float" office:value="7.5084999999999997" table:style-name="ce13">
            <text:p>7,5</text:p>
          </table:table-cell>
          <table:table-cell office:value-type="float" office:value="7.4992000000000001" table:style-name="ce14">
            <text:p>7,5</text:p>
          </table:table-cell>
          <table:table-cell office:value-type="float" office:value="9.5752000000000006" table:style-name="ce15">
            <text:p>9,6</text:p>
          </table:table-cell>
          <table:table-cell office:value-type="float" office:value="9.1809999999999992" table:style-name="ce15">
            <text:p>9,2</text:p>
          </table:table-cell>
          <table:table-cell office:value-type="float" office:value="8.9140999999999995" table:style-name="ce16">
            <text:p><text:s text:c="2"/>9</text:p>
          </table:table-cell>
          <table:table-cell office:value-type="float" office:value="9.7248999999999999" table:style-name="ce15">
            <text:p>9,7</text:p>
          </table:table-cell>
          <table:table-cell office:value-type="float" office:value="9.9999000000000002" table:style-name="ce15">
            <text:p>10,0</text:p>
          </table:table-cell>
          <table:table-cell office:value-type="float" office:value="7.5167000000000002" table:style-name="ce15">
            <text:p>7,5</text:p>
          </table:table-cell>
          <table:table-cell office:value-type="float" office:value="9.5181000000000004" table:style-name="ce14">
            <text:p>9,5</text:p>
          </table:table-cell>
          <table:table-cell office:value-type="float" office:value="8.8490000000000002" table:style-name="ce14">
            <text:p>8,8</text:p>
          </table:table-cell>
          <table:table-cell office:value-type="float" office:value="8.8338999999999999" table:style-name="ce13">
            <text:p>8,8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17">
            <text:p>Austria</text:p>
          </table:table-cell>
          <table:table-cell office:value-type="string" table:style-name="ce18">
            <text:p>AUT</text:p>
          </table:table-cell>
          <table:table-cell office:value-type="float" office:value="8.1058000000000003" table:style-name="ce19">
            <text:p>8,1</text:p>
          </table:table-cell>
          <table:table-cell office:value-type="float" office:value="7.4267000000000003" table:style-name="ce20">
            <text:p>7,4</text:p>
          </table:table-cell>
          <table:table-cell office:value-type="float" office:value="7.8162000000000003" table:style-name="ce20">
            <text:p>7,8</text:p>
          </table:table-cell>
          <table:table-cell office:value-type="float" office:value="9.9995999999999992" table:style-name="ce20">
            <text:p>10,0</text:p>
          </table:table-cell>
          <table:table-cell office:value-type="float" office:value="7.8331" table:style-name="ce20">
            <text:p>7,8</text:p>
          </table:table-cell>
          <table:table-cell office:value-type="float" office:value="3.0785999999999998" table:style-name="ce20">
            <text:p>3,1</text:p>
          </table:table-cell>
          <table:table-cell office:value-type="float" office:value="7.5464000000000002" table:style-name="ce20">
            <text:p>7,5</text:p>
          </table:table-cell>
          <table:table-cell office:value-type="float" office:value="7.9966999999999997" table:style-name="ce20">
            <text:p>8,0</text:p>
          </table:table-cell>
          <table:table-cell office:value-type="float" office:value="5.7530000000000001" table:style-name="ce19">
            <text:p>5,8</text:p>
          </table:table-cell>
          <table:table-cell office:value-type="float" office:value="7.6257999999999999" table:style-name="ce19">
            <text:p>7,6</text:p>
          </table:table-cell>
          <table:table-cell office:value-type="float" office:value="8.8338999999999999" table:style-name="ce21">
            <text:p>8,8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Belgium</text:p>
          </table:table-cell>
          <table:table-cell office:value-type="string" table:style-name="ce12">
            <text:p>BEL</text:p>
          </table:table-cell>
          <table:table-cell office:value-type="float" office:value="7.5084999999999997" table:style-name="ce14">
            <text:p>7,5</text:p>
          </table:table-cell>
          <table:table-cell office:value-type="float" office:value="4.9124999999999996" table:style-name="ce15">
            <text:p>4,9</text:p>
          </table:table-cell>
          <table:table-cell office:value-type="float" office:value="5.9250999999999996" table:style-name="ce15">
            <text:p>5,9</text:p>
          </table:table-cell>
          <table:table-cell office:value-type="float" office:value="7.7770000000000001" table:style-name="ce15">
            <text:p>7,8</text:p>
          </table:table-cell>
          <table:table-cell office:value-type="float" office:value="7.6586999999999996" table:style-name="ce15">
            <text:p>7,7</text:p>
          </table:table-cell>
          <table:table-cell office:value-type="float" office:value="4.3445999999999998" table:style-name="ce15">
            <text:p>4,3</text:p>
          </table:table-cell>
          <table:table-cell office:value-type="float" office:value="9.7471999999999994" table:style-name="ce15">
            <text:p>9,7</text:p>
          </table:table-cell>
          <table:table-cell office:value-type="float" office:value="7.1619000000000002" table:style-name="ce15">
            <text:p>7,2</text:p>
          </table:table-cell>
          <table:table-cell office:value-type="float" office:value="8.7651000000000003" table:style-name="ce14">
            <text:p>8,8</text:p>
          </table:table-cell>
          <table:table-cell office:value-type="float" office:value="7.6840999999999999" table:style-name="ce14">
            <text:p>7,7</text:p>
          </table:table-cell>
          <table:table-cell office:value-type="float" office:value="7.9504999999999999" table:style-name="ce13">
            <text:p>8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Canada</text:p>
          </table:table-cell>
          <table:table-cell office:value-type="string" table:style-name="ce24">
            <text:p>CAN</text:p>
          </table:table-cell>
          <table:table-cell office:value-type="float" office:value="9.0229999999999997" table:style-name="ce25">
            <text:p>9,0</text:p>
          </table:table-cell>
          <table:table-cell office:value-type="float" office:value="7.5110000000000001" table:style-name="ce26">
            <text:p>7,5</text:p>
          </table:table-cell>
          <table:table-cell office:value-type="float" office:value="7.2469999999999999" table:style-name="ce26">
            <text:p>7,2</text:p>
          </table:table-cell>
          <table:table-cell office:value-type="float" office:value="7.3090000000000002" table:style-name="ce26">
            <text:p>7,3</text:p>
          </table:table-cell>
          <table:table-cell office:value-type="float" office:value="8.5188000000000006" table:style-name="ce26">
            <text:p>8,5</text:p>
          </table:table-cell>
          <table:table-cell office:value-type="float" office:value="8.5050000000000008" table:style-name="ce26">
            <text:p>8,5</text:p>
          </table:table-cell>
          <table:table-cell office:value-type="float" office:value="4.8540999999999999" table:style-name="ce26">
            <text:p>4,9</text:p>
          </table:table-cell>
          <table:table-cell office:value-type="float" office:value="7.4332000000000003" table:style-name="ce26">
            <text:p>7,4</text:p>
          </table:table-cell>
          <table:table-cell office:value-type="float" office:value="9.9999000000000002" table:style-name="ce25">
            <text:p>10,0</text:p>
          </table:table-cell>
          <table:table-cell office:value-type="float" office:value="8.4994999999999994" table:style-name="ce25">
            <text:p>8,5</text:p>
          </table:table-cell>
          <table:table-cell office:value-type="float" office:value="9.2756000000000007" table:style-name="ce27">
            <text:p>9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Chile</text:p>
          </table:table-cell>
          <table:table-cell office:value-type="string" table:style-name="ce12">
            <text:p>CHL</text:p>
          </table:table-cell>
          <table:table-cell office:value-type="float" office:value="4.3301999999999996" table:style-name="ce14">
            <text:p>4,3</text:p>
          </table:table-cell>
          <table:table-cell office:value-type="float" office:value="5.0247999999999999" table:style-name="ce15">
            <text:p>5,0</text:p>
          </table:table-cell>
          <table:table-cell office:value-type="float" office:value="0.2485" table:style-name="ce15">
            <text:p>0,2</text:p>
          </table:table-cell>
          <table:table-cell office:value-type="float" office:value="3.6200000000000003E-2" table:style-name="ce15">
            <text:p>0,0</text:p>
          </table:table-cell>
          <table:table-cell office:value-type="float" office:value="5.4846000000000004" table:style-name="ce15">
            <text:p>5,5</text:p>
          </table:table-cell>
          <table:table-cell office:value-type="float" office:value="3.3203" table:style-name="ce15">
            <text:p>3,3</text:p>
          </table:table-cell>
          <table:table-cell office:value-type="float" office:value="3.61E-2" table:style-name="ce15">
            <text:p>0,0</text:p>
          </table:table-cell>
          <table:table-cell office:value-type="float" office:value="0.90149999999999997" table:style-name="ce15">
            <text:p>0,9</text:p>
          </table:table-cell>
          <table:table-cell office:value-type="float" office:value="1.2349000000000001" table:style-name="ce14">
            <text:p>1,2</text:p>
          </table:table-cell>
          <table:table-cell office:value-type="float" office:value="2.4418000000000002" table:style-name="ce14">
            <text:p>2,4</text:p>
          </table:table-cell>
          <table:table-cell office:value-type="float" office:value="4.8586999999999998" table:style-name="ce13">
            <text:p>4,9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Czech Republic</text:p>
          </table:table-cell>
          <table:table-cell office:value-type="string" table:style-name="ce24">
            <text:p>CZE</text:p>
          </table:table-cell>
          <table:table-cell office:value-type="float" office:value="9.9998000000000005" table:style-name="ce25">
            <text:p>10,0</text:p>
          </table:table-cell>
          <table:table-cell office:value-type="float" office:value="9.0582999999999991" table:style-name="ce26">
            <text:p>9,1</text:p>
          </table:table-cell>
          <table:table-cell office:value-type="float" office:value="3.4397000000000002" table:style-name="ce26">
            <text:p>3,4</text:p>
          </table:table-cell>
          <table:table-cell office:value-type="float" office:value="8.2449999999999992" table:style-name="ce26">
            <text:p>8,2</text:p>
          </table:table-cell>
          <table:table-cell office:value-type="float" office:value="4.4851000000000001" table:style-name="ce26">
            <text:p>4,5</text:p>
          </table:table-cell>
          <table:table-cell office:value-type="float" office:value="1.2831999999999999" table:style-name="ce26">
            <text:p>1,3</text:p>
          </table:table-cell>
          <table:table-cell office:value-type="float" office:value="3.0514000000000001" table:style-name="ce26">
            <text:p>3,1</text:p>
          </table:table-cell>
          <table:table-cell office:value-type="float" office:value="6.9532999999999996" table:style-name="ce26">
            <text:p>7,0</text:p>
          </table:table-cell>
          <table:table-cell office:value-type="float" office:value="3.4940000000000002" table:style-name="ce25">
            <text:p>3,5</text:p>
          </table:table-cell>
          <table:table-cell office:value-type="float" office:value="5.1212" table:style-name="ce25">
            <text:p>5,1</text:p>
          </table:table-cell>
          <table:table-cell office:value-type="float" office:value="5.3003999999999998" table:style-name="ce27">
            <text:p>5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Denmark</text:p>
          </table:table-cell>
          <table:table-cell office:value-type="string" table:style-name="ce12">
            <text:p>DNK</text:p>
          </table:table-cell>
          <table:table-cell office:value-type="float" office:value="6.6980000000000004" table:style-name="ce14">
            <text:p>6,7</text:p>
          </table:table-cell>
          <table:table-cell office:value-type="float" office:value="7.9623999999999997" table:style-name="ce15">
            <text:p>8,0</text:p>
          </table:table-cell>
          <table:table-cell office:value-type="float" office:value="5.2609000000000004" table:style-name="ce15">
            <text:p>5,3</text:p>
          </table:table-cell>
          <table:table-cell office:value-type="float" office:value="9.1809999999999992" table:style-name="ce15">
            <text:p>9,2</text:p>
          </table:table-cell>
          <table:table-cell office:value-type="float" office:value="6.6821999999999999" table:style-name="ce15">
            <text:p>6,7</text:p>
          </table:table-cell>
          <table:table-cell office:value-type="float" office:value="7.1355000000000004" table:style-name="ce15">
            <text:p>7,1</text:p>
          </table:table-cell>
          <table:table-cell office:value-type="float" office:value="8.8949999999999996" table:style-name="ce15">
            <text:p>8,9</text:p>
          </table:table-cell>
          <table:table-cell office:value-type="float" office:value="8.8314000000000004" table:style-name="ce15">
            <text:p>8,8</text:p>
          </table:table-cell>
          <table:table-cell office:value-type="float" office:value="6.5060000000000002" table:style-name="ce14">
            <text:p>6,5</text:p>
          </table:table-cell>
          <table:table-cell office:value-type="float" office:value="9.6645000000000003" table:style-name="ce14">
            <text:p>9,7</text:p>
          </table:table-cell>
          <table:table-cell office:value-type="float" office:value="9.9999000000000002" table:style-name="ce13">
            <text:p>1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Estonia</text:p>
          </table:table-cell>
          <table:table-cell office:value-type="string" table:style-name="ce24">
            <text:p>EST</text:p>
          </table:table-cell>
          <table:table-cell office:value-type="float" office:value="8.7670999999999992" table:style-name="ce25">
            <text:p>8,8</text:p>
          </table:table-cell>
          <table:table-cell office:value-type="float" office:value="7.9438000000000004" table:style-name="ce26">
            <text:p>7,9</text:p>
          </table:table-cell>
          <table:table-cell office:value-type="float" office:value="2.5781000000000001" table:style-name="ce26">
            <text:p>2,6</text:p>
          </table:table-cell>
          <table:table-cell office:value-type="float" office:value="3.5649000000000002" table:style-name="ce26">
            <text:p>3,6</text:p>
          </table:table-cell>
          <table:table-cell office:value-type="float" office:value="3.6362999999999999" table:style-name="ce26">
            <text:p>3,6</text:p>
          </table:table-cell>
          <table:table-cell office:value-type="float" office:value="8.2863000000000007" table:style-name="ce26">
            <text:p>8,3</text:p>
          </table:table-cell>
          <table:table-cell office:value-type="float" office:value="3.5335999999999999" table:style-name="ce26">
            <text:p>3,5</text:p>
          </table:table-cell>
          <table:table-cell office:value-type="float" office:value="7.7880000000000003" table:style-name="ce26">
            <text:p>7,8</text:p>
          </table:table-cell>
          <table:table-cell office:value-type="float" office:value="1.2349000000000001" table:style-name="ce25">
            <text:p>1,2</text:p>
          </table:table-cell>
          <table:table-cell office:value-type="float" office:value="4.5968999999999998" table:style-name="ce25">
            <text:p>4,6</text:p>
          </table:table-cell>
          <table:table-cell office:value-type="float" office:value="0.44169999999999998" table:style-name="ce27">
            <text:p>0,4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Finland</text:p>
          </table:table-cell>
          <table:table-cell office:value-type="string" table:style-name="ce12">
            <text:p>FIN</text:p>
          </table:table-cell>
          <table:table-cell office:value-type="float" office:value="8.5751000000000008" table:style-name="ce14">
            <text:p>8,6</text:p>
          </table:table-cell>
          <table:table-cell office:value-type="float" office:value="5.7599" table:style-name="ce15">
            <text:p>5,8</text:p>
          </table:table-cell>
          <table:table-cell office:value-type="float" office:value="5.5404" table:style-name="ce15">
            <text:p>5,5</text:p>
          </table:table-cell>
          <table:table-cell office:value-type="float" office:value="9.9999000000000002" table:style-name="ce15">
            <text:p>10,0</text:p>
          </table:table-cell>
          <table:table-cell office:value-type="float" office:value="7.5541" table:style-name="ce15">
            <text:p>7,6</text:p>
          </table:table-cell>
          <table:table-cell office:value-type="float" office:value="9.1321999999999992" table:style-name="ce15">
            <text:p>9,1</text:p>
          </table:table-cell>
          <table:table-cell office:value-type="float" office:value="4.4561000000000002" table:style-name="ce15">
            <text:p>4,5</text:p>
          </table:table-cell>
          <table:table-cell office:value-type="float" office:value="9.0401000000000007" table:style-name="ce15">
            <text:p>9,0</text:p>
          </table:table-cell>
          <table:table-cell office:value-type="float" office:value="6.5060000000000002" table:style-name="ce14">
            <text:p>6,5</text:p>
          </table:table-cell>
          <table:table-cell office:value-type="float" office:value="8.6743000000000006" table:style-name="ce14">
            <text:p>8,7</text:p>
          </table:table-cell>
          <table:table-cell office:value-type="float" office:value="9.7172999999999998" table:style-name="ce13">
            <text:p>9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France</text:p>
          </table:table-cell>
          <table:table-cell office:value-type="string" table:style-name="ce24">
            <text:p>FRA</text:p>
          </table:table-cell>
          <table:table-cell office:value-type="float" office:value="7.4019000000000004" table:style-name="ce25">
            <text:p>7,4</text:p>
          </table:table-cell>
          <table:table-cell office:value-type="float" office:value="4.1142000000000003" table:style-name="ce26">
            <text:p>4,1</text:p>
          </table:table-cell>
          <table:table-cell office:value-type="float" office:value="6.3429000000000002" table:style-name="ce26">
            <text:p>6,3</text:p>
          </table:table-cell>
          <table:table-cell office:value-type="float" office:value="8.0109999999999992" table:style-name="ce26">
            <text:p>8,0</text:p>
          </table:table-cell>
          <table:table-cell office:value-type="float" office:value="9.0884999999999998" table:style-name="ce26">
            <text:p>9,1</text:p>
          </table:table-cell>
          <table:table-cell office:value-type="float" office:value="5.0063000000000004" table:style-name="ce26">
            <text:p>5,0</text:p>
          </table:table-cell>
          <table:table-cell office:value-type="float" office:value="7.0313999999999997" table:style-name="ce26">
            <text:p>7,0</text:p>
          </table:table-cell>
          <table:table-cell office:value-type="float" office:value="6.1185" table:style-name="ce26">
            <text:p>6,1</text:p>
          </table:table-cell>
          <table:table-cell office:value-type="float" office:value="5" table:style-name="ce25">
            <text:p>5,0</text:p>
          </table:table-cell>
          <table:table-cell office:value-type="float" office:value="7.5675999999999997" table:style-name="ce25">
            <text:p>7,6</text:p>
          </table:table-cell>
          <table:table-cell office:value-type="float" office:value="6.1837" table:style-name="ce27">
            <text:p>6,2</text:p>
          </table:table-cell>
          <table:table-cell table:number-columns-repeated="16370"/>
        </table:table-row>
        <table:table-row table:style-name="ro3">
          <table:table-cell table:style-name="ce28"/>
          <table:table-cell office:value-type="string" table:style-name="ce22">
            <text:p>Germany</text:p>
          </table:table-cell>
          <table:table-cell office:value-type="string" table:style-name="ce12">
            <text:p>DEU</text:p>
          </table:table-cell>
          <table:table-cell office:value-type="float" office:value="8.2338000000000005" table:style-name="ce14">
            <text:p>8,2</text:p>
          </table:table-cell>
          <table:table-cell office:value-type="float" office:value="9.0549999999999997" table:style-name="ce15">
            <text:p>9,1</text:p>
          </table:table-cell>
          <table:table-cell office:value-type="float" office:value="7.8685999999999998" table:style-name="ce15">
            <text:p>7,9</text:p>
          </table:table-cell>
          <table:table-cell office:value-type="float" office:value="9.3092000000000006" table:style-name="ce15">
            <text:p>9,3</text:p>
          </table:table-cell>
          <table:table-cell office:value-type="float" office:value="7.0541999999999998" table:style-name="ce15">
            <text:p>7,1</text:p>
          </table:table-cell>
          <table:table-cell office:value-type="float" office:value="4.5575000000000001" table:style-name="ce15">
            <text:p>4,6</text:p>
          </table:table-cell>
          <table:table-cell office:value-type="float" office:value="6.6567999999999996" table:style-name="ce15">
            <text:p>6,7</text:p>
          </table:table-cell>
          <table:table-cell office:value-type="float" office:value="8.8314000000000004" table:style-name="ce15">
            <text:p>8,8</text:p>
          </table:table-cell>
          <table:table-cell office:value-type="float" office:value="5.7530000000000001" table:style-name="ce14">
            <text:p>5,8</text:p>
          </table:table-cell>
          <table:table-cell office:value-type="float" office:value="8.5578000000000003" table:style-name="ce14">
            <text:p>8,6</text:p>
          </table:table-cell>
          <table:table-cell office:value-type="float" office:value="6.1837" table:style-name="ce13">
            <text:p>6,2</text:p>
          </table:table-cell>
          <table:table-cell table:number-columns-repeated="16370"/>
        </table:table-row>
        <table:table-row table:style-name="ro3">
          <table:table-cell table:style-name="ce28"/>
          <table:table-cell office:value-type="string" table:style-name="ce17">
            <text:p>Greece</text:p>
          </table:table-cell>
          <table:table-cell office:value-type="string" table:style-name="ce18">
            <text:p>GRC</text:p>
          </table:table-cell>
          <table:table-cell office:value-type="float" office:value="6.1006999999999998" table:style-name="ce19">
            <text:p>6,1</text:p>
          </table:table-cell>
          <table:table-cell office:value-type="float" office:value="3.6200000000000003E-2" table:style-name="ce20">
            <text:p>0,0</text:p>
          </table:table-cell>
          <table:table-cell office:value-type="float" office:value="2.9744000000000002" table:style-name="ce20">
            <text:p>3,0</text:p>
          </table:table-cell>
          <table:table-cell office:value-type="float" office:value="9.4149999999999991" table:style-name="ce20">
            <text:p>9,4</text:p>
          </table:table-cell>
          <table:table-cell office:value-type="float" office:value="7.6586999999999996" table:style-name="ce20">
            <text:p>7,7</text:p>
          </table:table-cell>
          <table:table-cell office:value-type="float" office:value="2.1175999999999999" table:style-name="ce20">
            <text:p>2,1</text:p>
          </table:table-cell>
          <table:table-cell office:value-type="float" office:value="3.7069000000000001" table:style-name="ce20">
            <text:p>3,7</text:p>
          </table:table-cell>
          <table:table-cell office:value-type="float" office:value="3.1970000000000001" table:style-name="ce20">
            <text:p>3,2</text:p>
          </table:table-cell>
          <table:table-cell office:value-type="float" office:value="3.4940000000000002" table:style-name="ce19">
            <text:p>3,5</text:p>
          </table:table-cell>
          <table:table-cell office:value-type="float" office:value="1.0438000000000001" table:style-name="ce19">
            <text:p>1,0</text:p>
          </table:table-cell>
          <table:table-cell office:value-type="float" office:value="1.3250999999999999" table:style-name="ce21">
            <text:p>1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Hungary</text:p>
          </table:table-cell>
          <table:table-cell office:value-type="string" table:style-name="ce12">
            <text:p>HUN</text:p>
          </table:table-cell>
          <table:table-cell office:value-type="float" office:value="8.3404000000000007" table:style-name="ce14">
            <text:p>8,3</text:p>
          </table:table-cell>
          <table:table-cell office:value-type="float" office:value="7.2035" table:style-name="ce15">
            <text:p>7,2</text:p>
          </table:table-cell>
          <table:table-cell office:value-type="float" office:value="2.0975999999999999" table:style-name="ce15">
            <text:p>2,1</text:p>
          </table:table-cell>
          <table:table-cell office:value-type="float" office:value="8.9469999999999992" table:style-name="ce15">
            <text:p>8,9</text:p>
          </table:table-cell>
          <table:table-cell office:value-type="float" office:value="0.81159999999999999" table:style-name="ce15">
            <text:p>0,8</text:p>
          </table:table-cell>
          <table:table-cell office:value-type="float" office:value="0.97819999999999996" table:style-name="ce15">
            <text:p>1,0</text:p>
          </table:table-cell>
          <table:table-cell office:value-type="float" office:value="3.4727999999999999" table:style-name="ce15">
            <text:p>3,5</text:p>
          </table:table-cell>
          <table:table-cell office:value-type="float" office:value="6.7446000000000002" table:style-name="ce15">
            <text:p>6,7</text:p>
          </table:table-cell>
          <table:table-cell office:value-type="float" office:value="1.2349000000000001" table:style-name="ce14">
            <text:p>1,2</text:p>
          </table:table-cell>
          <table:table-cell office:value-type="float" office:value="5.4123999999999999" table:style-name="ce14">
            <text:p>5,4</text:p>
          </table:table-cell>
          <table:table-cell office:value-type="float" office:value="3.6200000000000003E-2" table:style-name="ce13">
            <text:p>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Iceland</text:p>
          </table:table-cell>
          <table:table-cell office:value-type="string" table:style-name="ce24">
            <text:p>ISL</text:p>
          </table:table-cell>
          <table:table-cell office:value-type="float" office:value="5.3967999999999998" table:style-name="ce25">
            <text:p>5,4</text:p>
          </table:table-cell>
          <table:table-cell office:value-type="float" office:value="9.9999000000000002" table:style-name="ce26">
            <text:p>10,0</text:p>
          </table:table-cell>
          <table:table-cell office:value-type="float" office:value="4.4664999999999999" table:style-name="ce26">
            <text:p>4,5</text:p>
          </table:table-cell>
          <table:table-cell office:value-type="float" office:value="9.1809999999999992" table:style-name="ce26">
            <text:p>9,2</text:p>
          </table:table-cell>
          <table:table-cell office:value-type="float" office:value="8.1701999999999995" table:style-name="ce26">
            <text:p>8,2</text:p>
          </table:table-cell>
          <table:table-cell office:value-type="float" office:value="9.9999000000000002" table:style-name="ce26">
            <text:p>10,0</text:p>
          </table:table-cell>
          <table:table-cell office:value-type="float" office:value="6.5396999999999998" table:style-name="ce26">
            <text:p>6,5</text:p>
          </table:table-cell>
          <table:table-cell office:value-type="float" office:value="9.0401000000000007" table:style-name="ce26">
            <text:p>9,0</text:p>
          </table:table-cell>
          <table:table-cell office:value-type="float" office:value="4.2469999999999999" table:style-name="ce25">
            <text:p>4,2</text:p>
          </table:table-cell>
          <table:table-cell office:value-type="float" office:value="9.9999000000000002" table:style-name="ce25">
            <text:p>10,0</text:p>
          </table:table-cell>
          <table:table-cell office:value-type="float" office:value="9.2756000000000007" table:style-name="ce27">
            <text:p>9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Ireland</text:p>
          </table:table-cell>
          <table:table-cell office:value-type="string" table:style-name="ce12">
            <text:p>IRL</text:p>
          </table:table-cell>
          <table:table-cell office:value-type="float" office:value="8.1271000000000004" table:style-name="ce14">
            <text:p>8,1</text:p>
          </table:table-cell>
          <table:table-cell office:value-type="float" office:value="6.2335000000000003" table:style-name="ce15">
            <text:p>6,2</text:p>
          </table:table-cell>
          <table:table-cell office:value-type="float" office:value="5.0666000000000002" table:style-name="ce15">
            <text:p>5,1</text:p>
          </table:table-cell>
          <table:table-cell office:value-type="float" office:value="9.4149999999999991" table:style-name="ce15">
            <text:p>9,4</text:p>
          </table:table-cell>
          <table:table-cell office:value-type="float" office:value="7.7285000000000004" table:style-name="ce15">
            <text:p>7,7</text:p>
          </table:table-cell>
          <table:table-cell office:value-type="float" office:value="8.5280000000000005" table:style-name="ce15">
            <text:p>8,5</text:p>
          </table:table-cell>
          <table:table-cell office:value-type="float" office:value="3.9830999999999999" table:style-name="ce15">
            <text:p>4,0</text:p>
          </table:table-cell>
          <table:table-cell office:value-type="float" office:value="7.9966999999999997" table:style-name="ce15">
            <text:p>8,0</text:p>
          </table:table-cell>
          <table:table-cell office:value-type="float" office:value="8.0120000000000005" table:style-name="ce14">
            <text:p>8,0</text:p>
          </table:table-cell>
          <table:table-cell office:value-type="float" office:value="9.9998000000000005" table:style-name="ce14">
            <text:p>10,0</text:p>
          </table:table-cell>
          <table:table-cell office:value-type="float" office:value="7.9504999999999999" table:style-name="ce13">
            <text:p>8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Israel</text:p>
          </table:table-cell>
          <table:table-cell office:value-type="string" table:style-name="ce24">
            <text:p>ISR</text:p>
          </table:table-cell>
          <table:table-cell office:value-type="float" office:value="8.8736999999999995" table:style-name="ce25">
            <text:p>8,9</text:p>
          </table:table-cell>
          <table:table-cell office:value-type="float" office:value="7.2156000000000002" table:style-name="ce26">
            <text:p>7,2</text:p>
          </table:table-cell>
          <table:table-cell office:value-type="float" office:value="2.2726999999999999" table:style-name="ce26">
            <text:p>2,3</text:p>
          </table:table-cell>
          <table:table-cell office:value-type="float" office:value="7.7770000000000001" table:style-name="ce26">
            <text:p>7,8</text:p>
          </table:table-cell>
          <table:table-cell office:value-type="float" office:value="8.5595999999999997" table:style-name="ce26">
            <text:p>8,6</text:p>
          </table:table-cell>
          <table:table-cell office:value-type="float" office:value="8.6300000000000002E-2" table:style-name="ce26">
            <text:p>0,1</text:p>
          </table:table-cell>
          <table:table-cell office:value-type="float" office:value="4.5613999999999999" table:style-name="ce26">
            <text:p>4,6</text:p>
          </table:table-cell>
          <table:table-cell office:value-type="float" office:value="5.1376999999999997" table:style-name="ce26">
            <text:p>5,1</text:p>
          </table:table-cell>
          <table:table-cell office:value-type="float" office:value="0.4819" table:style-name="ce25">
            <text:p>0,5</text:p>
          </table:table-cell>
          <table:table-cell office:value-type="float" office:value="5.3540999999999999" table:style-name="ce25">
            <text:p>5,4</text:p>
          </table:table-cell>
          <table:table-cell office:value-type="float" office:value="8.8338999999999999" table:style-name="ce27">
            <text:p>8,8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Italy</text:p>
          </table:table-cell>
          <table:table-cell office:value-type="string" table:style-name="ce12">
            <text:p>ITA</text:p>
          </table:table-cell>
          <table:table-cell office:value-type="float" office:value="4.1382000000000003" table:style-name="ce14">
            <text:p>4,1</text:p>
          </table:table-cell>
          <table:table-cell office:value-type="float" office:value="2.0472999999999999" table:style-name="ce15">
            <text:p>2,0</text:p>
          </table:table-cell>
          <table:table-cell office:value-type="float" office:value="5.9272999999999998" table:style-name="ce15">
            <text:p>5,9</text:p>
          </table:table-cell>
          <table:table-cell office:value-type="float" office:value="8.0109999999999992" table:style-name="ce15">
            <text:p>8,0</text:p>
          </table:table-cell>
          <table:table-cell office:value-type="float" office:value="9.7047000000000008" table:style-name="ce15">
            <text:p>9,7</text:p>
          </table:table-cell>
          <table:table-cell office:value-type="float" office:value="1.617" table:style-name="ce15">
            <text:p>1,6</text:p>
          </table:table-cell>
          <table:table-cell office:value-type="float" office:value="5.8841999999999999" table:style-name="ce15">
            <text:p>5,9</text:p>
          </table:table-cell>
          <table:table-cell office:value-type="float" office:value="6.1185" table:style-name="ce15">
            <text:p>6,1</text:p>
          </table:table-cell>
          <table:table-cell office:value-type="float" office:value="5" table:style-name="ce14">
            <text:p>5,0</text:p>
          </table:table-cell>
          <table:table-cell office:value-type="float" office:value="5.4123999999999999" table:style-name="ce14">
            <text:p>5,4</text:p>
          </table:table-cell>
          <table:table-cell office:value-type="float" office:value="4.4169999999999998" table:style-name="ce13">
            <text:p>4,4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Japan</text:p>
          </table:table-cell>
          <table:table-cell office:value-type="string" table:style-name="ce24">
            <text:p>JPN</text:p>
          </table:table-cell>
          <table:table-cell office:value-type="float" office:value="8.7456999999999994" table:style-name="ce25">
            <text:p>8,7</text:p>
          </table:table-cell>
          <table:table-cell office:value-type="float" office:value="8.8190000000000008" table:style-name="ce26">
            <text:p>8,8</text:p>
          </table:table-cell>
          <table:table-cell office:value-type="float" office:value="5.8243999999999998" table:style-name="ce26">
            <text:p>5,8</text:p>
          </table:table-cell>
          <table:table-cell office:value-type="float" office:value="9.6489999999999991" table:style-name="ce26">
            <text:p>9,6</text:p>
          </table:table-cell>
          <table:table-cell office:value-type="float" office:value="9.9999000000000002" table:style-name="ce26">
            <text:p>10,0</text:p>
          </table:table-cell>
          <table:table-cell office:value-type="float" office:value="3.9992999999999999" table:style-name="ce26">
            <text:p>4,0</text:p>
          </table:table-cell>
          <table:table-cell office:value-type="float" office:value="1.1971000000000001" table:style-name="ce26">
            <text:p>1,2</text:p>
          </table:table-cell>
          <table:table-cell office:value-type="float" office:value="3.5308999999999999" table:style-name="ce26">
            <text:p>3,5</text:p>
          </table:table-cell>
          <table:table-cell office:value-type="float" office:value="7.2590000000000003" table:style-name="ce25">
            <text:p>7,3</text:p>
          </table:table-cell>
          <table:table-cell office:value-type="float" office:value="6.3444000000000003" table:style-name="ce25">
            <text:p>6,3</text:p>
          </table:table-cell>
          <table:table-cell office:value-type="float" office:value="3.5335999999999999" table:style-name="ce27">
            <text:p>3,5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Korea</text:p>
          </table:table-cell>
          <table:table-cell office:value-type="string" table:style-name="ce12">
            <text:p>KOR</text:p>
          </table:table-cell>
          <table:table-cell office:value-type="float" office:value="7.7218" table:style-name="ce14">
            <text:p>7,7</text:p>
          </table:table-cell>
          <table:table-cell office:value-type="float" office:value="6.7412000000000001" table:style-name="ce15">
            <text:p>6,7</text:p>
          </table:table-cell>
          <table:table-cell office:value-type="float" office:value="4.7435999999999998" table:style-name="ce15">
            <text:p>4,7</text:p>
          </table:table-cell>
          <table:table-cell office:value-type="float" office:value="7.7770000000000001" table:style-name="ce15">
            <text:p>7,8</text:p>
          </table:table-cell>
          <table:table-cell office:value-type="float" office:value="8.6698000000000004" table:style-name="ce15">
            <text:p>8,7</text:p>
          </table:table-cell>
          <table:table-cell office:value-type="float" office:value="3.61E-2" table:style-name="ce15">
            <text:p>0,0</text:p>
          </table:table-cell>
          <table:table-cell office:value-type="float" office:value="6.83" table:style-name="ce15">
            <text:p>6,8</text:p>
          </table:table-cell>
          <table:table-cell office:value-type="float" office:value="9.9999000000000002" table:style-name="ce15">
            <text:p>10,0</text:p>
          </table:table-cell>
          <table:table-cell office:value-type="float" office:value="1.988" table:style-name="ce14">
            <text:p>2,0</text:p>
          </table:table-cell>
          <table:table-cell office:value-type="float" office:value="3.6299999999999999E-2" table:style-name="ce14">
            <text:p>0,0</text:p>
          </table:table-cell>
          <table:table-cell office:value-type="float" office:value="2.6501999999999999" table:style-name="ce13">
            <text:p>2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Latvia</text:p>
          </table:table-cell>
          <table:table-cell office:value-type="string" table:style-name="ce24">
            <text:p>LVA</text:p>
          </table:table-cell>
          <table:table-cell office:value-type="float" office:value="9.2363" table:style-name="ce25">
            <text:p>9,2</text:p>
          </table:table-cell>
          <table:table-cell office:value-type="float" office:value="5.6069000000000004" table:style-name="ce26">
            <text:p>5,6</text:p>
          </table:table-cell>
          <table:table-cell office:value-type="float" office:value="1.8441000000000001" table:style-name="ce26">
            <text:p>1,8</text:p>
          </table:table-cell>
          <table:table-cell office:value-type="float" office:value="0.9909" table:style-name="ce26">
            <text:p>1,0</text:p>
          </table:table-cell>
          <table:table-cell office:value-type="float" office:value="3.6200000000000003E-2" table:style-name="ce26">
            <text:p>0,0</text:p>
          </table:table-cell>
          <table:table-cell office:value-type="float" office:value="6.6866000000000003" table:style-name="ce26">
            <text:p>6,7</text:p>
          </table:table-cell>
          <table:table-cell office:value-type="float" office:value="2.6579999999999999" table:style-name="ce26">
            <text:p>2,7</text:p>
          </table:table-cell>
          <table:table-cell office:value-type="float" office:value="5.4924999999999997" table:style-name="ce26">
            <text:p>5,5</text:p>
          </table:table-cell>
          <table:table-cell office:value-type="float" office:value="1.2349000000000001" table:style-name="ce25">
            <text:p>1,2</text:p>
          </table:table-cell>
          <table:table-cell office:value-type="float" office:value="3.8978999999999999" table:style-name="ce25">
            <text:p>3,9</text:p>
          </table:table-cell>
          <table:table-cell office:value-type="float" office:value="2.6501999999999999" table:style-name="ce27">
            <text:p>2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Lithuania</text:p>
          </table:table-cell>
          <table:table-cell office:value-type="string" table:style-name="ce12">
            <text:p>LTU</text:p>
          </table:table-cell>
          <table:table-cell office:value-type="float" office:value="9.9999000000000002" table:style-name="ce14">
            <text:p>10,0</text:p>
          </table:table-cell>
          <table:table-cell office:value-type="float" office:value="6.5720000000000001" table:style-name="ce15">
            <text:p>6,6</text:p>
          </table:table-cell>
          <table:table-cell office:value-type="float" office:value="3.3913000000000002" table:style-name="ce15">
            <text:p>3,4</text:p>
          </table:table-cell>
          <table:table-cell office:value-type="float" office:value="3.6600000000000001E-2" table:style-name="ce15">
            <text:p>0,0</text:p>
          </table:table-cell>
          <table:table-cell office:value-type="float" office:value="3.6400000000000002E-2" table:style-name="ce15">
            <text:p>0,0</text:p>
          </table:table-cell>
          <table:table-cell office:value-type="float" office:value="5.0236000000000001" table:style-name="ce15">
            <text:p>5,0</text:p>
          </table:table-cell>
          <table:table-cell office:value-type="float" office:value="2.3400000000000001E-2" table:style-name="ce15">
            <text:p>0,0</text:p>
          </table:table-cell>
          <table:table-cell office:value-type="float" office:value="5.2838000000000003" table:style-name="ce15">
            <text:p>5,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3">
            <text:p>..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Luxembourg</text:p>
          </table:table-cell>
          <table:table-cell office:value-type="string" table:style-name="ce24">
            <text:p>LUX</text:p>
          </table:table-cell>
          <table:table-cell office:value-type="float" office:value="6.7405999999999997" table:style-name="ce25">
            <text:p>6,7</text:p>
          </table:table-cell>
          <table:table-cell office:value-type="float" office:value="6.1224999999999996" table:style-name="ce26">
            <text:p>6,1</text:p>
          </table:table-cell>
          <table:table-cell office:value-type="float" office:value="9.9998000000000005" table:style-name="ce26">
            <text:p>10,0</text:p>
          </table:table-cell>
          <table:table-cell office:value-type="float" office:value="9.1809999999999992" table:style-name="ce26">
            <text:p>9,2</text:p>
          </table:table-cell>
          <table:table-cell office:value-type="float" office:value="8.9839000000000002" table:style-name="ce26">
            <text:p>9,0</text:p>
          </table:table-cell>
          <table:table-cell office:value-type="float" office:value="5.5875000000000004" table:style-name="ce26">
            <text:p>5,6</text:p>
          </table:table-cell>
          <table:table-cell office:value-type="float" office:value="9.9998000000000005" table:style-name="ce26">
            <text:p>10,0</text:p>
          </table:table-cell>
          <table:table-cell office:value-type="float" office:value="9.8748000000000005" table:style-name="ce26">
            <text:p>9,9</text:p>
          </table:table-cell>
          <table:table-cell office:value-type="float" office:value="7.2590000000000003" table:style-name="ce25">
            <text:p>7,3</text:p>
          </table:table-cell>
          <table:table-cell office:value-type="float" office:value="4.7137000000000002" table:style-name="ce25">
            <text:p>4,7</text:p>
          </table:table-cell>
          <table:table-cell office:value-type="float" office:value="7.5087999999999999" table:style-name="ce27">
            <text:p>7,5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Mexico</text:p>
          </table:table-cell>
          <table:table-cell office:value-type="string" table:style-name="ce12">
            <text:p>MEX</text:p>
          </table:table-cell>
          <table:table-cell office:value-type="float" office:value="3.6200000000000003E-2" table:style-name="ce14">
            <text:p>0,0</text:p>
          </table:table-cell>
          <table:table-cell office:value-type="float" office:value="5.8311999999999999" table:style-name="ce15">
            <text:p>5,8</text:p>
          </table:table-cell>
          <table:table-cell office:value-type="float" office:value="3.61E-2" table:style-name="ce15">
            <text:p>0,0</text:p>
          </table:table-cell>
          <table:table-cell office:value-type="float" office:value="3.61E-2" table:style-name="ce15">
            <text:p>0,0</text:p>
          </table:table-cell>
          <table:table-cell office:value-type="float" office:value="1.3808" table:style-name="ce15">
            <text:p>1,4</text:p>
          </table:table-cell>
          <table:table-cell office:value-type="float" office:value="3.9763000000000002" table:style-name="ce15">
            <text:p>4,0</text:p>
          </table:table-cell>
          <table:table-cell office:value-type="float" office:value="3.6200000000000003E-2" table:style-name="ce15">
            <text:p>0,0</text:p>
          </table:table-cell>
          <table:table-cell office:value-type="float" office:value="3.6200000000000003E-2" table:style-name="ce15">
            <text:p>0,0</text:p>
          </table:table-cell>
          <table:table-cell office:value-type="float" office:value="3.6299999999999999E-2" table:style-name="ce14">
            <text:p>0,0</text:p>
          </table:table-cell>
          <table:table-cell office:value-type="float" office:value="1.0438000000000001" table:style-name="ce14">
            <text:p>1,0</text:p>
          </table:table-cell>
          <table:table-cell office:value-type="float" office:value="7.5087999999999999" table:style-name="ce13">
            <text:p>7,5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Netherlands</text:p>
          </table:table-cell>
          <table:table-cell office:value-type="string" table:style-name="ce24">
            <text:p>NLD</text:p>
          </table:table-cell>
          <table:table-cell office:value-type="float" office:value="6.4633000000000003" table:style-name="ce25">
            <text:p>6,5</text:p>
          </table:table-cell>
          <table:table-cell office:value-type="float" office:value="8.6319999999999997" table:style-name="ce26">
            <text:p>8,6</text:p>
          </table:table-cell>
          <table:table-cell office:value-type="float" office:value="5.5148999999999999" table:style-name="ce26">
            <text:p>5,5</text:p>
          </table:table-cell>
          <table:table-cell office:value-type="float" office:value="9.1809999999999992" table:style-name="ce26">
            <text:p>9,2</text:p>
          </table:table-cell>
          <table:table-cell office:value-type="float" office:value="7.6703000000000001" table:style-name="ce26">
            <text:p>7,7</text:p>
          </table:table-cell>
          <table:table-cell office:value-type="float" office:value="4.7301000000000002" table:style-name="ce26">
            <text:p>4,7</text:p>
          </table:table-cell>
          <table:table-cell office:value-type="float" office:value="7.9210000000000003" table:style-name="ce26">
            <text:p>7,9</text:p>
          </table:table-cell>
          <table:table-cell office:value-type="float" office:value="9.9998000000000005" table:style-name="ce26">
            <text:p>10,0</text:p>
          </table:table-cell>
          <table:table-cell office:value-type="float" office:value="7.2590000000000003" table:style-name="ce25">
            <text:p>7,3</text:p>
          </table:table-cell>
          <table:table-cell office:value-type="float" office:value="8.4994999999999994" table:style-name="ce25">
            <text:p>8,5</text:p>
          </table:table-cell>
          <table:table-cell office:value-type="float" office:value="9.7172999999999998" table:style-name="ce27">
            <text:p>9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New Zealand</text:p>
          </table:table-cell>
          <table:table-cell office:value-type="string" table:style-name="ce12">
            <text:p>NZL</text:p>
          </table:table-cell>
          <table:table-cell office:value-type="float" office:value="3.3275999999999999" table:style-name="ce14">
            <text:p>3,3</text:p>
          </table:table-cell>
          <table:table-cell office:value-type="float" office:value="7.7911000000000001" table:style-name="ce15">
            <text:p>7,8</text:p>
          </table:table-cell>
          <table:table-cell office:value-type="float" office:value="5.0369999999999999" table:style-name="ce15">
            <text:p>5,0</text:p>
          </table:table-cell>
          <table:table-cell office:value-type="float" office:value="9.1809999999999992" table:style-name="ce15">
            <text:p>9,2</text:p>
          </table:table-cell>
          <table:table-cell office:value-type="float" office:value="4.8575999999999997" table:style-name="ce15">
            <text:p>4,9</text:p>
          </table:table-cell>
          <table:table-cell office:value-type="float" office:value="9.8343000000000007" table:style-name="ce15">
            <text:p>9,8</text:p>
          </table:table-cell>
          <table:table-cell office:value-type="float" office:value="7.3147000000000002" table:style-name="ce15">
            <text:p>7,3</text:p>
          </table:table-cell>
          <table:table-cell office:value-type="float" office:value="5.2838000000000003" table:style-name="ce15">
            <text:p>5,3</text:p>
          </table:table-cell>
          <table:table-cell office:value-type="float" office:value="8.7651000000000003" table:style-name="ce14">
            <text:p>8,8</text:p>
          </table:table-cell>
          <table:table-cell office:value-type="float" office:value="9.0237999999999996" table:style-name="ce14">
            <text:p>9,0</text:p>
          </table:table-cell>
          <table:table-cell office:value-type="float" office:value="8.8338999999999999" table:style-name="ce13">
            <text:p>8,8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17">
            <text:p>Norway</text:p>
          </table:table-cell>
          <table:table-cell office:value-type="string" table:style-name="ce18">
            <text:p>NOR</text:p>
          </table:table-cell>
          <table:table-cell office:value-type="float" office:value="7.3166000000000002" table:style-name="ce19">
            <text:p>7,3</text:p>
          </table:table-cell>
          <table:table-cell office:value-type="float" office:value="8.6198999999999995" table:style-name="ce20">
            <text:p>8,6</text:p>
          </table:table-cell>
          <table:table-cell office:value-type="float" office:value="8.1649999999999991" table:style-name="ce20">
            <text:p>8,2</text:p>
          </table:table-cell>
          <table:table-cell office:value-type="float" office:value="9.9995999999999992" table:style-name="ce20">
            <text:p>10,0</text:p>
          </table:table-cell>
          <table:table-cell office:value-type="float" office:value="8.4492999999999991" table:style-name="ce20">
            <text:p>8,4</text:p>
          </table:table-cell>
          <table:table-cell office:value-type="float" office:value="9.9998000000000005" table:style-name="ce20">
            <text:p>10,0</text:p>
          </table:table-cell>
          <table:table-cell office:value-type="float" office:value="7.125" table:style-name="ce20">
            <text:p>7,1</text:p>
          </table:table-cell>
          <table:table-cell office:value-type="float" office:value="9.2486999999999995" table:style-name="ce20">
            <text:p>9,2</text:p>
          </table:table-cell>
          <table:table-cell office:value-type="float" office:value="7.2590000000000003" table:style-name="ce19">
            <text:p>7,3</text:p>
          </table:table-cell>
          <table:table-cell office:value-type="float" office:value="8.4413" table:style-name="ce19">
            <text:p>8,4</text:p>
          </table:table-cell>
          <table:table-cell office:value-type="float" office:value="9.7172999999999998" table:style-name="ce21">
            <text:p>9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Poland</text:p>
          </table:table-cell>
          <table:table-cell office:value-type="string" table:style-name="ce12">
            <text:p>POL</text:p>
          </table:table-cell>
          <table:table-cell office:value-type="float" office:value="9.8976000000000006" table:style-name="ce14">
            <text:p>9,9</text:p>
          </table:table-cell>
          <table:table-cell office:value-type="float" office:value="5.7805999999999997" table:style-name="ce15">
            <text:p>5,8</text:p>
          </table:table-cell>
          <table:table-cell office:value-type="float" office:value="2.9981" table:style-name="ce15">
            <text:p>3,0</text:p>
          </table:table-cell>
          <table:table-cell office:value-type="float" office:value="8.4789999999999992" table:style-name="ce15">
            <text:p>8,5</text:p>
          </table:table-cell>
          <table:table-cell office:value-type="float" office:value="3.5316999999999998" table:style-name="ce15">
            <text:p>3,5</text:p>
          </table:table-cell>
          <table:table-cell office:value-type="float" office:value="3.6200000000000003E-2" table:style-name="ce15">
            <text:p>0,0</text:p>
          </table:table-cell>
          <table:table-cell office:value-type="float" office:value="0.73360000000000003" table:style-name="ce15">
            <text:p>0,7</text:p>
          </table:table-cell>
          <table:table-cell office:value-type="float" office:value="5.4924999999999997" table:style-name="ce15">
            <text:p>5,5</text:p>
          </table:table-cell>
          <table:table-cell office:value-type="float" office:value="3.6299999999999999E-2" table:style-name="ce14">
            <text:p>0,0</text:p>
          </table:table-cell>
          <table:table-cell office:value-type="float" office:value="6.5190999999999999" table:style-name="ce14">
            <text:p>6,5</text:p>
          </table:table-cell>
          <table:table-cell office:value-type="float" office:value="2.2084999999999999" table:style-name="ce13">
            <text:p>2,2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Portugal</text:p>
          </table:table-cell>
          <table:table-cell office:value-type="string" table:style-name="ce24">
            <text:p>PRT</text:p>
          </table:table-cell>
          <table:table-cell office:value-type="float" office:value="0.83189999999999997" table:style-name="ce25">
            <text:p>0,8</text:p>
          </table:table-cell>
          <table:table-cell office:value-type="float" office:value="5.17" table:style-name="ce26">
            <text:p>5,2</text:p>
          </table:table-cell>
          <table:table-cell office:value-type="float" office:value="3.6627000000000001" table:style-name="ce26">
            <text:p>3,7</text:p>
          </table:table-cell>
          <table:table-cell office:value-type="float" office:value="9.8829999999999991" table:style-name="ce26">
            <text:p>9,9</text:p>
          </table:table-cell>
          <table:table-cell office:value-type="float" office:value="7.4378000000000002" table:style-name="ce26">
            <text:p>7,4</text:p>
          </table:table-cell>
          <table:table-cell office:value-type="float" office:value="8.5970999999999993" table:style-name="ce26">
            <text:p>8,6</text:p>
          </table:table-cell>
          <table:table-cell office:value-type="float" office:value="2.0960999999999999" table:style-name="ce26">
            <text:p>2,1</text:p>
          </table:table-cell>
          <table:table-cell office:value-type="float" office:value="5.4924999999999997" table:style-name="ce26">
            <text:p>5,5</text:p>
          </table:table-cell>
          <table:table-cell office:value-type="float" office:value="6.5060000000000002" table:style-name="ce25">
            <text:p>6,5</text:p>
          </table:table-cell>
          <table:table-cell office:value-type="float" office:value="4.0727000000000002" table:style-name="ce25">
            <text:p>4,1</text:p>
          </table:table-cell>
          <table:table-cell office:value-type="float" office:value="3.6400000000000002E-2" table:style-name="ce27">
            <text:p>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Slovak Republic</text:p>
          </table:table-cell>
          <table:table-cell office:value-type="string" table:style-name="ce12">
            <text:p>SVK</text:p>
          </table:table-cell>
          <table:table-cell office:value-type="float" office:value="9.7270000000000003" table:style-name="ce14">
            <text:p>9,7</text:p>
          </table:table-cell>
          <table:table-cell office:value-type="float" office:value="5.3498000000000001" table:style-name="ce15">
            <text:p>5,3</text:p>
          </table:table-cell>
          <table:table-cell office:value-type="float" office:value="2.9927999999999999" table:style-name="ce15">
            <text:p>3,0</text:p>
          </table:table-cell>
          <table:table-cell office:value-type="float" office:value="8.7129999999999992" table:style-name="ce15">
            <text:p>8,7</text:p>
          </table:table-cell>
          <table:table-cell office:value-type="float" office:value="2.2879" table:style-name="ce15">
            <text:p>2,3</text:p>
          </table:table-cell>
          <table:table-cell office:value-type="float" office:value="0.43159999999999998" table:style-name="ce15">
            <text:p>0,4</text:p>
          </table:table-cell>
          <table:table-cell office:value-type="float" office:value="3.1606000000000001" table:style-name="ce15">
            <text:p>3,2</text:p>
          </table:table-cell>
          <table:table-cell office:value-type="float" office:value="6.1185" table:style-name="ce15">
            <text:p>6,1</text:p>
          </table:table-cell>
          <table:table-cell office:value-type="float" office:value="0.4819" table:style-name="ce14">
            <text:p>0,5</text:p>
          </table:table-cell>
          <table:table-cell office:value-type="float" office:value="6.2279" table:style-name="ce14">
            <text:p>6,2</text:p>
          </table:table-cell>
          <table:table-cell office:value-type="float" office:value="2.6501999999999999" table:style-name="ce13">
            <text:p>2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Slovenia</text:p>
          </table:table-cell>
          <table:table-cell office:value-type="string" table:style-name="ce24">
            <text:p>SVN</text:p>
          </table:table-cell>
          <table:table-cell office:value-type="float" office:value="9.0656999999999996" table:style-name="ce25">
            <text:p>9,1</text:p>
          </table:table-cell>
          <table:table-cell office:value-type="float" office:value="6.6279000000000003" table:style-name="ce26">
            <text:p>6,6</text:p>
          </table:table-cell>
          <table:table-cell office:value-type="float" office:value="3.7867000000000002" table:style-name="ce26">
            <text:p>3,8</text:p>
          </table:table-cell>
          <table:table-cell office:value-type="float" office:value="6.8409000000000004" table:style-name="ce26">
            <text:p>6,8</text:p>
          </table:table-cell>
          <table:table-cell office:value-type="float" office:value="7.2750000000000004" table:style-name="ce26">
            <text:p>7,3</text:p>
          </table:table-cell>
          <table:table-cell office:value-type="float" office:value="2.9060000000000001" table:style-name="ce26">
            <text:p>2,9</text:p>
          </table:table-cell>
          <table:table-cell office:value-type="float" office:value="0.92090000000000005" table:style-name="ce26">
            <text:p>0,9</text:p>
          </table:table-cell>
          <table:table-cell office:value-type="float" office:value="6.7446000000000002" table:style-name="ce26">
            <text:p>6,7</text:p>
          </table:table-cell>
          <table:table-cell office:value-type="float" office:value="2.7410000000000001" table:style-name="ce25">
            <text:p>2,7</text:p>
          </table:table-cell>
          <table:table-cell office:value-type="float" office:value="7.2180999999999997" table:style-name="ce25">
            <text:p>7,2</text:p>
          </table:table-cell>
          <table:table-cell office:value-type="float" office:value="2.6501999999999999" table:style-name="ce27">
            <text:p>2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Spain</text:p>
          </table:table-cell>
          <table:table-cell office:value-type="string" table:style-name="ce12">
            <text:p>ESP</text:p>
          </table:table-cell>
          <table:table-cell office:value-type="float" office:value="3.157" table:style-name="ce14">
            <text:p>3,2</text:p>
          </table:table-cell>
          <table:table-cell office:value-type="float" office:value="1.2250000000000001" table:style-name="ce15">
            <text:p>1,2</text:p>
          </table:table-cell>
          <table:table-cell office:value-type="float" office:value="4.3658000000000001" table:style-name="ce15">
            <text:p>4,4</text:p>
          </table:table-cell>
          <table:table-cell office:value-type="float" office:value="9.8829999999999991" table:style-name="ce15">
            <text:p>9,9</text:p>
          </table:table-cell>
          <table:table-cell office:value-type="float" office:value="9.8674999999999997" table:style-name="ce15">
            <text:p>9,9</text:p>
          </table:table-cell>
          <table:table-cell office:value-type="float" office:value="6.0709" table:style-name="ce15">
            <text:p>6,1</text:p>
          </table:table-cell>
          <table:table-cell office:value-type="float" office:value="5.1584000000000003" table:style-name="ce15">
            <text:p>5,2</text:p>
          </table:table-cell>
          <table:table-cell office:value-type="float" office:value="6.9532999999999996" table:style-name="ce15">
            <text:p>7,0</text:p>
          </table:table-cell>
          <table:table-cell office:value-type="float" office:value="6.5060000000000002" table:style-name="ce14">
            <text:p>6,5</text:p>
          </table:table-cell>
          <table:table-cell office:value-type="float" office:value="8.4994999999999994" table:style-name="ce14">
            <text:p>8,5</text:p>
          </table:table-cell>
          <table:table-cell office:value-type="float" office:value="5.742" table:style-name="ce13">
            <text:p>5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Sweden</text:p>
          </table:table-cell>
          <table:table-cell office:value-type="string" table:style-name="ce24">
            <text:p>SWE</text:p>
          </table:table-cell>
          <table:table-cell office:value-type="float" office:value="7.8925000000000001" table:style-name="ce25">
            <text:p>7,9</text:p>
          </table:table-cell>
          <table:table-cell office:value-type="float" office:value="8.2026000000000003" table:style-name="ce26">
            <text:p>8,2</text:p>
          </table:table-cell>
          <table:table-cell office:value-type="float" office:value="6.6993" table:style-name="ce26">
            <text:p>6,7</text:p>
          </table:table-cell>
          <table:table-cell office:value-type="float" office:value="9.1809999999999992" table:style-name="ce26">
            <text:p>9,2</text:p>
          </table:table-cell>
          <table:table-cell office:value-type="float" office:value="8.3910999999999998" table:style-name="ce26">
            <text:p>8,4</text:p>
          </table:table-cell>
          <table:table-cell office:value-type="float" office:value="8.9366000000000003" table:style-name="ce26">
            <text:p>8,9</text:p>
          </table:table-cell>
          <table:table-cell office:value-type="float" office:value="8.9230999999999998" table:style-name="ce26">
            <text:p>8,9</text:p>
          </table:table-cell>
          <table:table-cell office:value-type="float" office:value="9.0401000000000007" table:style-name="ce26">
            <text:p>9,0</text:p>
          </table:table-cell>
          <table:table-cell office:value-type="float" office:value="5" table:style-name="ce25">
            <text:p>5,0</text:p>
          </table:table-cell>
          <table:table-cell office:value-type="float" office:value="7.6257999999999999" table:style-name="ce25">
            <text:p>7,6</text:p>
          </table:table-cell>
          <table:table-cell office:value-type="float" office:value="9.2756000000000007" table:style-name="ce27">
            <text:p>9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Switzerland</text:p>
          </table:table-cell>
          <table:table-cell office:value-type="string" table:style-name="ce12">
            <text:p>CHE</text:p>
          </table:table-cell>
          <table:table-cell office:value-type="float" office:value="8.0631000000000004" table:style-name="ce14">
            <text:p>8,1</text:p>
          </table:table-cell>
          <table:table-cell office:value-type="float" office:value="9.2640999999999991" table:style-name="ce15">
            <text:p>9,3</text:p>
          </table:table-cell>
          <table:table-cell office:value-type="float" office:value="7.9698000000000002" table:style-name="ce15">
            <text:p>8,0</text:p>
          </table:table-cell>
          <table:table-cell office:value-type="float" office:value="9.9995999999999992" table:style-name="ce15">
            <text:p>10,0</text:p>
          </table:table-cell>
          <table:table-cell office:value-type="float" office:value="9.9998000000000005" table:style-name="ce15">
            <text:p>10,0</text:p>
          </table:table-cell>
          <table:table-cell office:value-type="float" office:value="4.6726000000000001" table:style-name="ce15">
            <text:p>4,7</text:p>
          </table:table-cell>
          <table:table-cell office:value-type="float" office:value="0.18110000000000001" table:style-name="ce15">
            <text:p>0,2</text:p>
          </table:table-cell>
          <table:table-cell office:value-type="float" office:value="8.4139999999999997" table:style-name="ce15">
            <text:p>8,4</text:p>
          </table:table-cell>
          <table:table-cell office:value-type="float" office:value="3.4940000000000002" table:style-name="ce14">
            <text:p>3,5</text:p>
          </table:table-cell>
          <table:table-cell office:value-type="float" office:value="8.9655000000000005" table:style-name="ce14">
            <text:p>9,0</text:p>
          </table:table-cell>
          <table:table-cell office:value-type="float" office:value="9.9998000000000005" table:style-name="ce13">
            <text:p>1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3">
            <text:p>Turkey</text:p>
          </table:table-cell>
          <table:table-cell office:value-type="string" table:style-name="ce24">
            <text:p>TUR</text:p>
          </table:table-cell>
          <table:table-cell office:value-type="float" office:value="3.61E-2" table:style-name="ce25">
            <text:p>0,0</text:p>
          </table:table-cell>
          <table:table-cell office:value-type="float" office:value="1.6915" table:style-name="ce26">
            <text:p>1,7</text:p>
          </table:table-cell>
          <table:table-cell office:value-type="float" office:value="3.6200000000000003E-2" table:style-name="ce26">
            <text:p>0,0</text:p>
          </table:table-cell>
          <table:table-cell office:value-type="float" office:value="5.9048999999999996" table:style-name="ce26">
            <text:p>5,9</text:p>
          </table:table-cell>
          <table:table-cell office:value-type="float" office:value="3.6945000000000001" table:style-name="ce26">
            <text:p>3,7</text:p>
          </table:table-cell>
          <table:table-cell office:value-type="float" office:value="0.48909999999999998" table:style-name="ce26">
            <text:p>0,5</text:p>
          </table:table-cell>
          <table:table-cell office:value-type="float" office:value="9.2399000000000004" table:style-name="ce26">
            <text:p>9,2</text:p>
          </table:table-cell>
          <table:table-cell office:value-type="float" office:value="3.61E-2" table:style-name="ce26">
            <text:p>0,0</text:p>
          </table:table-cell>
          <table:table-cell office:value-type="float" office:value="1.988" table:style-name="ce25">
            <text:p>2,0</text:p>
          </table:table-cell>
          <table:table-cell office:value-type="float" office:value="3.6200000000000003E-2" table:style-name="ce25">
            <text:p>0,0</text:p>
          </table:table-cell>
          <table:table-cell office:value-type="float" office:value="3.6400000000000002E-2" table:style-name="ce27">
            <text:p>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22">
            <text:p>United Kingdom</text:p>
          </table:table-cell>
          <table:table-cell office:value-type="string" table:style-name="ce12">
            <text:p>GBR</text:p>
          </table:table-cell>
          <table:table-cell office:value-type="float" office:value="7.5084999999999997" table:style-name="ce14">
            <text:p>7,5</text:p>
          </table:table-cell>
          <table:table-cell office:value-type="float" office:value="8.3360000000000003" table:style-name="ce15">
            <text:p>8,3</text:p>
          </table:table-cell>
          <table:table-cell office:value-type="float" office:value="6.4010999999999996" table:style-name="ce15">
            <text:p>6,4</text:p>
          </table:table-cell>
          <table:table-cell office:value-type="float" office:value="8.4789999999999992" table:style-name="ce15">
            <text:p>8,5</text:p>
          </table:table-cell>
          <table:table-cell office:value-type="float" office:value="7.2750000000000004" table:style-name="ce15">
            <text:p>7,3</text:p>
          </table:table-cell>
          <table:table-cell office:value-type="float" office:value="7.3887" table:style-name="ce15">
            <text:p>7,4</text:p>
          </table:table-cell>
          <table:table-cell office:value-type="float" office:value="4.2922000000000002" table:style-name="ce15">
            <text:p>4,3</text:p>
          </table:table-cell>
          <table:table-cell office:value-type="float" office:value="9.0401000000000007" table:style-name="ce15">
            <text:p>9,0</text:p>
          </table:table-cell>
          <table:table-cell office:value-type="float" office:value="6.5060000000000002" table:style-name="ce14">
            <text:p>6,5</text:p>
          </table:table-cell>
          <table:table-cell office:value-type="float" office:value="9.0237999999999996" table:style-name="ce14">
            <text:p>9,0</text:p>
          </table:table-cell>
          <table:table-cell office:value-type="float" office:value="7.0670999999999999" table:style-name="ce13">
            <text:p>7,1</text:p>
          </table:table-cell>
          <table:table-cell table:number-columns-repeated="16370"/>
        </table:table-row>
        <table:table-row table:style-name="ro3">
          <table:table-cell table:style-name="ce29"/>
          <table:table-cell office:value-type="string" table:style-name="ce30">
            <text:p>United States</text:p>
          </table:table-cell>
          <table:table-cell office:value-type="string" table:style-name="ce31">
            <text:p>USA</text:p>
          </table:table-cell>
          <table:table-cell office:value-type="float" office:value="9.1723999999999997" table:style-name="ce32">
            <text:p>9,2</text:p>
          </table:table-cell>
          <table:table-cell office:value-type="float" office:value="7.6351000000000004" table:style-name="ce33">
            <text:p>7,6</text:p>
          </table:table-cell>
          <table:table-cell office:value-type="float" office:value="9.9999000000000002" table:style-name="ce34">
            <text:p>10,0</text:p>
          </table:table-cell>
          <table:table-cell office:value-type="float" office:value="3.6299999999999999E-2" table:style-name="ce34">
            <text:p>0,0</text:p>
          </table:table-cell>
          <table:table-cell office:value-type="float" office:value="3.6714000000000002" table:style-name="ce34">
            <text:p>3,7</text:p>
          </table:table-cell>
          <table:table-cell office:value-type="float" office:value="6.7786999999999997" table:style-name="ce34">
            <text:p>6,8</text:p>
          </table:table-cell>
          <table:table-cell office:value-type="float" office:value="9.2554999999999996" table:style-name="ce34">
            <text:p>9,3</text:p>
          </table:table-cell>
          <table:table-cell office:value-type="float" office:value="5.6386000000000003" table:style-name="ce34">
            <text:p>5,6</text:p>
          </table:table-cell>
          <table:table-cell office:value-type="float" office:value="9.9999000000000002" table:style-name="ce33">
            <text:p>10,0</text:p>
          </table:table-cell>
          <table:table-cell office:value-type="float" office:value="7.4511000000000003" table:style-name="ce33">
            <text:p>7,5</text:p>
          </table:table-cell>
          <table:table-cell office:value-type="float" office:value="8.3922000000000008" table:style-name="ce32">
            <text:p>8,4</text:p>
          </table:table-cell>
          <table:table-cell table:number-columns-repeated="16370"/>
        </table:table-row>
        <table:table-row table:number-rows-repeated="1048538" table:style-name="ro3">
          <table:table-cell table:number-columns-repeated="16384"/>
        </table:table-row>
      </table:table>
      <table:table table:name="Analisi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2" table:style-name="ce35">
            <text:p>Country</text:p>
          </table:table-cell>
          <table:covered-table-cell/>
          <table:table-cell table:style-name="ce2"/>
          <table:table-cell office:value-type="string" table:style-name="ce3">
            <text:p>Education</text:p>
          </table:table-cell>
          <table:table-cell office:value-type="string" table:style-name="ce4">
            <text:p>Jobs</text:p>
          </table:table-cell>
          <table:table-cell office:value-type="string" table:style-name="ce4">
            <text:p>Income</text:p>
          </table:table-cell>
          <table:table-cell office:value-type="string" table:style-name="ce4">
            <text:p>Safety</text:p>
          </table:table-cell>
          <table:table-cell office:value-type="string" table:style-name="ce4">
            <text:p>Health</text:p>
          </table:table-cell>
          <table:table-cell office:value-type="string" table:style-name="ce4">
            <text:p>Environment</text:p>
          </table:table-cell>
          <table:table-cell office:value-type="string" table:style-name="ce4">
            <text:p>Civic engagement</text:p>
          </table:table-cell>
          <table:table-cell office:value-type="string" table:style-name="ce4">
            <text:p>Accessiblity to services</text:p>
          </table:table-cell>
          <table:table-cell office:value-type="string" table:style-name="ce3">
            <text:p>Housing</text:p>
          </table:table-cell>
          <table:table-cell office:value-type="string" table:style-name="ce3">
            <text:p>Housing</text:p>
          </table:table-cell>
          <table:table-cell office:value-type="string" table:style-name="ce5">
            <text:p>Housing</text:p>
          </table:table-cell>
          <table:table-cell table:number-columns-repeated="16370"/>
        </table:table-row>
        <table:table-row table:style-name="ro2">
          <table:covered-table-cell/>
          <table:covered-table-cell/>
          <table:table-cell table:style-name="ce6"/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8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7">
            <text:p>Score [0-10]</text:p>
          </table:table-cell>
          <table:table-cell office:value-type="string" table:style-name="ce9">
            <text:p>Score [0-10]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36">
            <text:p>Australia</text:p>
          </table:table-cell>
          <table:table-cell office:value-type="string" table:style-name="ce37">
            <text:p>AUS</text:p>
          </table:table-cell>
          <table:table-cell office:value-type="float" office:value="7.5084999999999997" table:style-name="ce38">
            <text:p>7,5</text:p>
          </table:table-cell>
          <table:table-cell office:value-type="float" office:value="7.4992000000000001" table:style-name="ce39">
            <text:p>7,5</text:p>
          </table:table-cell>
          <table:table-cell office:value-type="float" office:value="9.5752000000000006" table:style-name="ce40">
            <text:p>9,6</text:p>
          </table:table-cell>
          <table:table-cell office:value-type="float" office:value="9.1809999999999992" table:style-name="ce40">
            <text:p>9,2</text:p>
          </table:table-cell>
          <table:table-cell office:value-type="float" office:value="8.9140999999999995" table:style-name="ce41">
            <text:p><text:s text:c="2"/>9</text:p>
          </table:table-cell>
          <table:table-cell office:value-type="float" office:value="9.7248999999999999" table:style-name="ce40">
            <text:p>9,7</text:p>
          </table:table-cell>
          <table:table-cell office:value-type="float" office:value="9.9999000000000002" table:style-name="ce40">
            <text:p>10,0</text:p>
          </table:table-cell>
          <table:table-cell office:value-type="float" office:value="7.5167000000000002" table:style-name="ce40">
            <text:p>7,5</text:p>
          </table:table-cell>
          <table:table-cell office:value-type="float" office:value="9.5181000000000004" table:style-name="ce39">
            <text:p>9,5</text:p>
          </table:table-cell>
          <table:table-cell office:value-type="float" office:value="8.8490000000000002" table:style-name="ce39">
            <text:p>8,8</text:p>
          </table:table-cell>
          <table:table-cell office:value-type="float" office:value="8.8338999999999999" table:style-name="ce38">
            <text:p>8,8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2">
            <text:p>Austria</text:p>
          </table:table-cell>
          <table:table-cell office:value-type="string" table:style-name="ce43">
            <text:p>AUT</text:p>
          </table:table-cell>
          <table:table-cell office:value-type="float" office:value="8.1058000000000003" table:style-name="ce44">
            <text:p>8,1</text:p>
          </table:table-cell>
          <table:table-cell office:value-type="float" office:value="7.4267000000000003" table:style-name="ce45">
            <text:p>7,4</text:p>
          </table:table-cell>
          <table:table-cell office:value-type="float" office:value="7.8162000000000003" table:style-name="ce45">
            <text:p>7,8</text:p>
          </table:table-cell>
          <table:table-cell office:value-type="float" office:value="9.9995999999999992" table:style-name="ce45">
            <text:p>10,0</text:p>
          </table:table-cell>
          <table:table-cell office:value-type="float" office:value="7.8331" table:style-name="ce45">
            <text:p>7,8</text:p>
          </table:table-cell>
          <table:table-cell office:value-type="float" office:value="3.0785999999999998" table:style-name="ce45">
            <text:p>3,1</text:p>
          </table:table-cell>
          <table:table-cell office:value-type="float" office:value="7.5464000000000002" table:style-name="ce45">
            <text:p>7,5</text:p>
          </table:table-cell>
          <table:table-cell office:value-type="float" office:value="7.9966999999999997" table:style-name="ce45">
            <text:p>8,0</text:p>
          </table:table-cell>
          <table:table-cell office:value-type="float" office:value="5.7530000000000001" table:style-name="ce44">
            <text:p>5,8</text:p>
          </table:table-cell>
          <table:table-cell office:value-type="float" office:value="7.6257999999999999" table:style-name="ce44">
            <text:p>7,6</text:p>
          </table:table-cell>
          <table:table-cell office:value-type="float" office:value="8.8338999999999999" table:style-name="ce46">
            <text:p>8,8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7">
            <text:p>Belgium</text:p>
          </table:table-cell>
          <table:table-cell office:value-type="string" table:style-name="ce37">
            <text:p>BEL</text:p>
          </table:table-cell>
          <table:table-cell office:value-type="float" office:value="7.5084999999999997" table:style-name="ce39">
            <text:p>7,5</text:p>
          </table:table-cell>
          <table:table-cell office:value-type="float" office:value="4.9124999999999996" table:style-name="ce40">
            <text:p>4,9</text:p>
          </table:table-cell>
          <table:table-cell office:value-type="float" office:value="5.9250999999999996" table:style-name="ce40">
            <text:p>5,9</text:p>
          </table:table-cell>
          <table:table-cell office:value-type="float" office:value="7.7770000000000001" table:style-name="ce40">
            <text:p>7,8</text:p>
          </table:table-cell>
          <table:table-cell office:value-type="float" office:value="7.6586999999999996" table:style-name="ce40">
            <text:p>7,7</text:p>
          </table:table-cell>
          <table:table-cell office:value-type="float" office:value="4.3445999999999998" table:style-name="ce40">
            <text:p>4,3</text:p>
          </table:table-cell>
          <table:table-cell office:value-type="float" office:value="9.7471999999999994" table:style-name="ce40">
            <text:p>9,7</text:p>
          </table:table-cell>
          <table:table-cell office:value-type="float" office:value="7.1619000000000002" table:style-name="ce40">
            <text:p>7,2</text:p>
          </table:table-cell>
          <table:table-cell office:value-type="float" office:value="8.7651000000000003" table:style-name="ce39">
            <text:p>8,8</text:p>
          </table:table-cell>
          <table:table-cell office:value-type="float" office:value="7.6840999999999999" table:style-name="ce39">
            <text:p>7,7</text:p>
          </table:table-cell>
          <table:table-cell office:value-type="float" office:value="7.9504999999999999" table:style-name="ce38">
            <text:p>8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8">
            <text:p>Canada</text:p>
          </table:table-cell>
          <table:table-cell office:value-type="string" table:style-name="ce49">
            <text:p>CAN</text:p>
          </table:table-cell>
          <table:table-cell office:value-type="float" office:value="9.0229999999999997" table:style-name="ce50">
            <text:p>9,0</text:p>
          </table:table-cell>
          <table:table-cell office:value-type="float" office:value="7.5110000000000001" table:style-name="ce51">
            <text:p>7,5</text:p>
          </table:table-cell>
          <table:table-cell office:value-type="float" office:value="7.2469999999999999" table:style-name="ce51">
            <text:p>7,2</text:p>
          </table:table-cell>
          <table:table-cell office:value-type="float" office:value="7.3090000000000002" table:style-name="ce51">
            <text:p>7,3</text:p>
          </table:table-cell>
          <table:table-cell office:value-type="float" office:value="8.5188000000000006" table:style-name="ce51">
            <text:p>8,5</text:p>
          </table:table-cell>
          <table:table-cell office:value-type="float" office:value="8.5050000000000008" table:style-name="ce51">
            <text:p>8,5</text:p>
          </table:table-cell>
          <table:table-cell office:value-type="float" office:value="4.8540999999999999" table:style-name="ce51">
            <text:p>4,9</text:p>
          </table:table-cell>
          <table:table-cell office:value-type="float" office:value="7.4332000000000003" table:style-name="ce51">
            <text:p>7,4</text:p>
          </table:table-cell>
          <table:table-cell office:value-type="float" office:value="9.9999000000000002" table:style-name="ce50">
            <text:p>10,0</text:p>
          </table:table-cell>
          <table:table-cell office:value-type="float" office:value="8.4994999999999994" table:style-name="ce50">
            <text:p>8,5</text:p>
          </table:table-cell>
          <table:table-cell office:value-type="float" office:value="9.2756000000000007" table:style-name="ce52">
            <text:p>9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3">
            <text:p>Chile</text:p>
          </table:table-cell>
          <table:table-cell office:value-type="string" table:style-name="ce54">
            <text:p>CHL</text:p>
          </table:table-cell>
          <table:table-cell office:value-type="float" office:value="4.3301999999999996" table:style-name="ce55">
            <text:p>4,3</text:p>
          </table:table-cell>
          <table:table-cell office:value-type="float" office:value="5.0247999999999999" table:style-name="ce56">
            <text:p>5,0</text:p>
          </table:table-cell>
          <table:table-cell office:value-type="float" office:value="0.2485" table:style-name="ce56">
            <text:p>0,2</text:p>
          </table:table-cell>
          <table:table-cell office:value-type="float" office:value="3.6200000000000003E-2" table:style-name="ce56">
            <text:p>0,0</text:p>
          </table:table-cell>
          <table:table-cell office:value-type="float" office:value="5.4846000000000004" table:style-name="ce56">
            <text:p>5,5</text:p>
          </table:table-cell>
          <table:table-cell office:value-type="float" office:value="3.3203" table:style-name="ce56">
            <text:p>3,3</text:p>
          </table:table-cell>
          <table:table-cell office:value-type="float" office:value="3.61E-2" table:style-name="ce56">
            <text:p>0,0</text:p>
          </table:table-cell>
          <table:table-cell office:value-type="float" office:value="0.90149999999999997" table:style-name="ce56">
            <text:p>0,9</text:p>
          </table:table-cell>
          <table:table-cell office:value-type="float" office:value="1.2349000000000001" table:style-name="ce55">
            <text:p>1,2</text:p>
          </table:table-cell>
          <table:table-cell office:value-type="float" office:value="2.4418000000000002" table:style-name="ce55">
            <text:p>2,4</text:p>
          </table:table-cell>
          <table:table-cell office:value-type="float" office:value="4.8586999999999998" table:style-name="ce57">
            <text:p>4,9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8">
            <text:p>Czech Republic</text:p>
          </table:table-cell>
          <table:table-cell office:value-type="string" table:style-name="ce59">
            <text:p>CZE</text:p>
          </table:table-cell>
          <table:table-cell office:value-type="float" office:value="9.9998000000000005" table:style-name="ce60">
            <text:p>10,0</text:p>
          </table:table-cell>
          <table:table-cell office:value-type="float" office:value="9.0582999999999991" table:style-name="ce61">
            <text:p>9,1</text:p>
          </table:table-cell>
          <table:table-cell office:value-type="float" office:value="3.4397000000000002" table:style-name="ce61">
            <text:p>3,4</text:p>
          </table:table-cell>
          <table:table-cell office:value-type="float" office:value="8.2449999999999992" table:style-name="ce61">
            <text:p>8,2</text:p>
          </table:table-cell>
          <table:table-cell office:value-type="float" office:value="4.4851000000000001" table:style-name="ce61">
            <text:p>4,5</text:p>
          </table:table-cell>
          <table:table-cell office:value-type="float" office:value="1.2831999999999999" table:style-name="ce61">
            <text:p>1,3</text:p>
          </table:table-cell>
          <table:table-cell office:value-type="float" office:value="3.0514000000000001" table:style-name="ce61">
            <text:p>3,1</text:p>
          </table:table-cell>
          <table:table-cell office:value-type="float" office:value="6.9532999999999996" table:style-name="ce61">
            <text:p>7,0</text:p>
          </table:table-cell>
          <table:table-cell office:value-type="float" office:value="3.4940000000000002" table:style-name="ce60">
            <text:p>3,5</text:p>
          </table:table-cell>
          <table:table-cell office:value-type="float" office:value="5.1212" table:style-name="ce60">
            <text:p>5,1</text:p>
          </table:table-cell>
          <table:table-cell office:value-type="float" office:value="5.3003999999999998" table:style-name="ce62">
            <text:p>5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7">
            <text:p>Denmark</text:p>
          </table:table-cell>
          <table:table-cell office:value-type="string" table:style-name="ce37">
            <text:p>DNK</text:p>
          </table:table-cell>
          <table:table-cell office:value-type="float" office:value="6.6980000000000004" table:style-name="ce39">
            <text:p>6,7</text:p>
          </table:table-cell>
          <table:table-cell office:value-type="float" office:value="7.9623999999999997" table:style-name="ce40">
            <text:p>8,0</text:p>
          </table:table-cell>
          <table:table-cell office:value-type="float" office:value="5.2609000000000004" table:style-name="ce40">
            <text:p>5,3</text:p>
          </table:table-cell>
          <table:table-cell office:value-type="float" office:value="9.1809999999999992" table:style-name="ce40">
            <text:p>9,2</text:p>
          </table:table-cell>
          <table:table-cell office:value-type="float" office:value="6.6821999999999999" table:style-name="ce40">
            <text:p>6,7</text:p>
          </table:table-cell>
          <table:table-cell office:value-type="float" office:value="7.1355000000000004" table:style-name="ce40">
            <text:p>7,1</text:p>
          </table:table-cell>
          <table:table-cell office:value-type="float" office:value="8.8949999999999996" table:style-name="ce40">
            <text:p>8,9</text:p>
          </table:table-cell>
          <table:table-cell office:value-type="float" office:value="8.8314000000000004" table:style-name="ce40">
            <text:p>8,8</text:p>
          </table:table-cell>
          <table:table-cell office:value-type="float" office:value="6.5060000000000002" table:style-name="ce39">
            <text:p>6,5</text:p>
          </table:table-cell>
          <table:table-cell office:value-type="float" office:value="9.6645000000000003" table:style-name="ce39">
            <text:p>9,7</text:p>
          </table:table-cell>
          <table:table-cell office:value-type="float" office:value="9.9999000000000002" table:style-name="ce38">
            <text:p>1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8">
            <text:p>Estonia</text:p>
          </table:table-cell>
          <table:table-cell office:value-type="string" table:style-name="ce59">
            <text:p>EST</text:p>
          </table:table-cell>
          <table:table-cell office:value-type="float" office:value="8.7670999999999992" table:style-name="ce60">
            <text:p>8,8</text:p>
          </table:table-cell>
          <table:table-cell office:value-type="float" office:value="7.9438000000000004" table:style-name="ce61">
            <text:p>7,9</text:p>
          </table:table-cell>
          <table:table-cell office:value-type="float" office:value="2.5781000000000001" table:style-name="ce61">
            <text:p>2,6</text:p>
          </table:table-cell>
          <table:table-cell office:value-type="float" office:value="3.5649000000000002" table:style-name="ce61">
            <text:p>3,6</text:p>
          </table:table-cell>
          <table:table-cell office:value-type="float" office:value="3.6362999999999999" table:style-name="ce61">
            <text:p>3,6</text:p>
          </table:table-cell>
          <table:table-cell office:value-type="float" office:value="8.2863000000000007" table:style-name="ce61">
            <text:p>8,3</text:p>
          </table:table-cell>
          <table:table-cell office:value-type="float" office:value="3.5335999999999999" table:style-name="ce61">
            <text:p>3,5</text:p>
          </table:table-cell>
          <table:table-cell office:value-type="float" office:value="7.7880000000000003" table:style-name="ce61">
            <text:p>7,8</text:p>
          </table:table-cell>
          <table:table-cell office:value-type="float" office:value="1.2349000000000001" table:style-name="ce60">
            <text:p>1,2</text:p>
          </table:table-cell>
          <table:table-cell office:value-type="float" office:value="4.5968999999999998" table:style-name="ce60">
            <text:p>4,6</text:p>
          </table:table-cell>
          <table:table-cell office:value-type="float" office:value="0.44169999999999998" table:style-name="ce62">
            <text:p>0,4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7">
            <text:p>Finland</text:p>
          </table:table-cell>
          <table:table-cell office:value-type="string" table:style-name="ce37">
            <text:p>FIN</text:p>
          </table:table-cell>
          <table:table-cell office:value-type="float" office:value="8.5751000000000008" table:style-name="ce39">
            <text:p>8,6</text:p>
          </table:table-cell>
          <table:table-cell office:value-type="float" office:value="5.7599" table:style-name="ce40">
            <text:p>5,8</text:p>
          </table:table-cell>
          <table:table-cell office:value-type="float" office:value="5.5404" table:style-name="ce40">
            <text:p>5,5</text:p>
          </table:table-cell>
          <table:table-cell office:value-type="float" office:value="9.9999000000000002" table:style-name="ce40">
            <text:p>10,0</text:p>
          </table:table-cell>
          <table:table-cell office:value-type="float" office:value="7.5541" table:style-name="ce40">
            <text:p>7,6</text:p>
          </table:table-cell>
          <table:table-cell office:value-type="float" office:value="9.1321999999999992" table:style-name="ce40">
            <text:p>9,1</text:p>
          </table:table-cell>
          <table:table-cell office:value-type="float" office:value="4.4561000000000002" table:style-name="ce40">
            <text:p>4,5</text:p>
          </table:table-cell>
          <table:table-cell office:value-type="float" office:value="9.0401000000000007" table:style-name="ce40">
            <text:p>9,0</text:p>
          </table:table-cell>
          <table:table-cell office:value-type="float" office:value="6.5060000000000002" table:style-name="ce39">
            <text:p>6,5</text:p>
          </table:table-cell>
          <table:table-cell office:value-type="float" office:value="8.6743000000000006" table:style-name="ce39">
            <text:p>8,7</text:p>
          </table:table-cell>
          <table:table-cell office:value-type="float" office:value="9.7172999999999998" table:style-name="ce38">
            <text:p>9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8">
            <text:p>France</text:p>
          </table:table-cell>
          <table:table-cell office:value-type="string" table:style-name="ce49">
            <text:p>FRA</text:p>
          </table:table-cell>
          <table:table-cell office:value-type="float" office:value="7.4019000000000004" table:style-name="ce50">
            <text:p>7,4</text:p>
          </table:table-cell>
          <table:table-cell office:value-type="float" office:value="4.1142000000000003" table:style-name="ce51">
            <text:p>4,1</text:p>
          </table:table-cell>
          <table:table-cell office:value-type="float" office:value="6.3429000000000002" table:style-name="ce51">
            <text:p>6,3</text:p>
          </table:table-cell>
          <table:table-cell office:value-type="float" office:value="8.0109999999999992" table:style-name="ce51">
            <text:p>8,0</text:p>
          </table:table-cell>
          <table:table-cell office:value-type="float" office:value="9.0884999999999998" table:style-name="ce51">
            <text:p>9,1</text:p>
          </table:table-cell>
          <table:table-cell office:value-type="float" office:value="5.0063000000000004" table:style-name="ce51">
            <text:p>5,0</text:p>
          </table:table-cell>
          <table:table-cell office:value-type="float" office:value="7.0313999999999997" table:style-name="ce51">
            <text:p>7,0</text:p>
          </table:table-cell>
          <table:table-cell office:value-type="float" office:value="6.1185" table:style-name="ce51">
            <text:p>6,1</text:p>
          </table:table-cell>
          <table:table-cell office:value-type="float" office:value="5" table:style-name="ce50">
            <text:p>5,0</text:p>
          </table:table-cell>
          <table:table-cell office:value-type="float" office:value="7.5675999999999997" table:style-name="ce50">
            <text:p>7,6</text:p>
          </table:table-cell>
          <table:table-cell office:value-type="float" office:value="6.1837" table:style-name="ce52">
            <text:p>6,2</text:p>
          </table:table-cell>
          <table:table-cell table:number-columns-repeated="16370"/>
        </table:table-row>
        <table:table-row table:style-name="ro3">
          <table:table-cell table:style-name="ce28"/>
          <table:table-cell office:value-type="string" table:style-name="ce47">
            <text:p>Germany</text:p>
          </table:table-cell>
          <table:table-cell office:value-type="string" table:style-name="ce37">
            <text:p>DEU</text:p>
          </table:table-cell>
          <table:table-cell office:value-type="float" office:value="8.2338000000000005" table:style-name="ce39">
            <text:p>8,2</text:p>
          </table:table-cell>
          <table:table-cell office:value-type="float" office:value="9.0549999999999997" table:style-name="ce40">
            <text:p>9,1</text:p>
          </table:table-cell>
          <table:table-cell office:value-type="float" office:value="7.8685999999999998" table:style-name="ce40">
            <text:p>7,9</text:p>
          </table:table-cell>
          <table:table-cell office:value-type="float" office:value="9.3092000000000006" table:style-name="ce40">
            <text:p>9,3</text:p>
          </table:table-cell>
          <table:table-cell office:value-type="float" office:value="7.0541999999999998" table:style-name="ce40">
            <text:p>7,1</text:p>
          </table:table-cell>
          <table:table-cell office:value-type="float" office:value="4.5575000000000001" table:style-name="ce40">
            <text:p>4,6</text:p>
          </table:table-cell>
          <table:table-cell office:value-type="float" office:value="6.6567999999999996" table:style-name="ce40">
            <text:p>6,7</text:p>
          </table:table-cell>
          <table:table-cell office:value-type="float" office:value="8.8314000000000004" table:style-name="ce40">
            <text:p>8,8</text:p>
          </table:table-cell>
          <table:table-cell office:value-type="float" office:value="5.7530000000000001" table:style-name="ce39">
            <text:p>5,8</text:p>
          </table:table-cell>
          <table:table-cell office:value-type="float" office:value="8.5578000000000003" table:style-name="ce39">
            <text:p>8,6</text:p>
          </table:table-cell>
          <table:table-cell office:value-type="float" office:value="6.1837" table:style-name="ce38">
            <text:p>6,2</text:p>
          </table:table-cell>
          <table:table-cell table:number-columns-repeated="16370"/>
        </table:table-row>
        <table:table-row table:style-name="ro3">
          <table:table-cell table:style-name="ce28"/>
          <table:table-cell office:value-type="string" table:style-name="ce63">
            <text:p>Greece</text:p>
          </table:table-cell>
          <table:table-cell office:value-type="string" table:style-name="ce64">
            <text:p>GRC</text:p>
          </table:table-cell>
          <table:table-cell office:value-type="float" office:value="6.1006999999999998" table:style-name="ce65">
            <text:p>6,1</text:p>
          </table:table-cell>
          <table:table-cell office:value-type="float" office:value="3.6200000000000003E-2" table:style-name="ce66">
            <text:p>0,0</text:p>
          </table:table-cell>
          <table:table-cell office:value-type="float" office:value="2.9744000000000002" table:style-name="ce66">
            <text:p>3,0</text:p>
          </table:table-cell>
          <table:table-cell office:value-type="float" office:value="9.4149999999999991" table:style-name="ce66">
            <text:p>9,4</text:p>
          </table:table-cell>
          <table:table-cell office:value-type="float" office:value="7.6586999999999996" table:style-name="ce66">
            <text:p>7,7</text:p>
          </table:table-cell>
          <table:table-cell office:value-type="float" office:value="2.1175999999999999" table:style-name="ce66">
            <text:p>2,1</text:p>
          </table:table-cell>
          <table:table-cell office:value-type="float" office:value="3.7069000000000001" table:style-name="ce66">
            <text:p>3,7</text:p>
          </table:table-cell>
          <table:table-cell office:value-type="float" office:value="3.1970000000000001" table:style-name="ce66">
            <text:p>3,2</text:p>
          </table:table-cell>
          <table:table-cell office:value-type="float" office:value="3.4940000000000002" table:style-name="ce65">
            <text:p>3,5</text:p>
          </table:table-cell>
          <table:table-cell office:value-type="float" office:value="1.0438000000000001" table:style-name="ce65">
            <text:p>1,0</text:p>
          </table:table-cell>
          <table:table-cell office:value-type="float" office:value="1.3250999999999999" table:style-name="ce67">
            <text:p>1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3">
            <text:p>Hungary</text:p>
          </table:table-cell>
          <table:table-cell office:value-type="string" table:style-name="ce54">
            <text:p>HUN</text:p>
          </table:table-cell>
          <table:table-cell office:value-type="float" office:value="8.3404000000000007" table:style-name="ce55">
            <text:p>8,3</text:p>
          </table:table-cell>
          <table:table-cell office:value-type="float" office:value="7.2035" table:style-name="ce56">
            <text:p>7,2</text:p>
          </table:table-cell>
          <table:table-cell office:value-type="float" office:value="2.0975999999999999" table:style-name="ce56">
            <text:p>2,1</text:p>
          </table:table-cell>
          <table:table-cell office:value-type="float" office:value="8.9469999999999992" table:style-name="ce56">
            <text:p>8,9</text:p>
          </table:table-cell>
          <table:table-cell office:value-type="float" office:value="0.81159999999999999" table:style-name="ce56">
            <text:p>0,8</text:p>
          </table:table-cell>
          <table:table-cell office:value-type="float" office:value="0.97819999999999996" table:style-name="ce56">
            <text:p>1,0</text:p>
          </table:table-cell>
          <table:table-cell office:value-type="float" office:value="3.4727999999999999" table:style-name="ce56">
            <text:p>3,5</text:p>
          </table:table-cell>
          <table:table-cell office:value-type="float" office:value="6.7446000000000002" table:style-name="ce56">
            <text:p>6,7</text:p>
          </table:table-cell>
          <table:table-cell office:value-type="float" office:value="1.2349000000000001" table:style-name="ce55">
            <text:p>1,2</text:p>
          </table:table-cell>
          <table:table-cell office:value-type="float" office:value="5.4123999999999999" table:style-name="ce55">
            <text:p>5,4</text:p>
          </table:table-cell>
          <table:table-cell office:value-type="float" office:value="3.6200000000000003E-2" table:style-name="ce57">
            <text:p>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8">
            <text:p>Iceland</text:p>
          </table:table-cell>
          <table:table-cell office:value-type="string" table:style-name="ce49">
            <text:p>ISL</text:p>
          </table:table-cell>
          <table:table-cell office:value-type="float" office:value="5.3967999999999998" table:style-name="ce50">
            <text:p>5,4</text:p>
          </table:table-cell>
          <table:table-cell office:value-type="float" office:value="9.9999000000000002" table:style-name="ce51">
            <text:p>10,0</text:p>
          </table:table-cell>
          <table:table-cell office:value-type="float" office:value="4.4664999999999999" table:style-name="ce51">
            <text:p>4,5</text:p>
          </table:table-cell>
          <table:table-cell office:value-type="float" office:value="9.1809999999999992" table:style-name="ce51">
            <text:p>9,2</text:p>
          </table:table-cell>
          <table:table-cell office:value-type="float" office:value="8.1701999999999995" table:style-name="ce51">
            <text:p>8,2</text:p>
          </table:table-cell>
          <table:table-cell office:value-type="float" office:value="9.9999000000000002" table:style-name="ce51">
            <text:p>10,0</text:p>
          </table:table-cell>
          <table:table-cell office:value-type="float" office:value="6.5396999999999998" table:style-name="ce51">
            <text:p>6,5</text:p>
          </table:table-cell>
          <table:table-cell office:value-type="float" office:value="9.0401000000000007" table:style-name="ce51">
            <text:p>9,0</text:p>
          </table:table-cell>
          <table:table-cell office:value-type="float" office:value="4.2469999999999999" table:style-name="ce50">
            <text:p>4,2</text:p>
          </table:table-cell>
          <table:table-cell office:value-type="float" office:value="9.9999000000000002" table:style-name="ce50">
            <text:p>10,0</text:p>
          </table:table-cell>
          <table:table-cell office:value-type="float" office:value="9.2756000000000007" table:style-name="ce52">
            <text:p>9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7">
            <text:p>Ireland</text:p>
          </table:table-cell>
          <table:table-cell office:value-type="string" table:style-name="ce37">
            <text:p>IRL</text:p>
          </table:table-cell>
          <table:table-cell office:value-type="float" office:value="8.1271000000000004" table:style-name="ce39">
            <text:p>8,1</text:p>
          </table:table-cell>
          <table:table-cell office:value-type="float" office:value="6.2335000000000003" table:style-name="ce40">
            <text:p>6,2</text:p>
          </table:table-cell>
          <table:table-cell office:value-type="float" office:value="5.0666000000000002" table:style-name="ce40">
            <text:p>5,1</text:p>
          </table:table-cell>
          <table:table-cell office:value-type="float" office:value="9.4149999999999991" table:style-name="ce40">
            <text:p>9,4</text:p>
          </table:table-cell>
          <table:table-cell office:value-type="float" office:value="7.7285000000000004" table:style-name="ce40">
            <text:p>7,7</text:p>
          </table:table-cell>
          <table:table-cell office:value-type="float" office:value="8.5280000000000005" table:style-name="ce40">
            <text:p>8,5</text:p>
          </table:table-cell>
          <table:table-cell office:value-type="float" office:value="3.9830999999999999" table:style-name="ce40">
            <text:p>4,0</text:p>
          </table:table-cell>
          <table:table-cell office:value-type="float" office:value="7.9966999999999997" table:style-name="ce40">
            <text:p>8,0</text:p>
          </table:table-cell>
          <table:table-cell office:value-type="float" office:value="8.0120000000000005" table:style-name="ce39">
            <text:p>8,0</text:p>
          </table:table-cell>
          <table:table-cell office:value-type="float" office:value="9.9998000000000005" table:style-name="ce39">
            <text:p>10,0</text:p>
          </table:table-cell>
          <table:table-cell office:value-type="float" office:value="7.9504999999999999" table:style-name="ce38">
            <text:p>8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8">
            <text:p>Israel</text:p>
          </table:table-cell>
          <table:table-cell office:value-type="string" table:style-name="ce59">
            <text:p>ISR</text:p>
          </table:table-cell>
          <table:table-cell office:value-type="float" office:value="8.8736999999999995" table:style-name="ce60">
            <text:p>8,9</text:p>
          </table:table-cell>
          <table:table-cell office:value-type="float" office:value="7.2156000000000002" table:style-name="ce61">
            <text:p>7,2</text:p>
          </table:table-cell>
          <table:table-cell office:value-type="float" office:value="2.2726999999999999" table:style-name="ce61">
            <text:p>2,3</text:p>
          </table:table-cell>
          <table:table-cell office:value-type="float" office:value="7.7770000000000001" table:style-name="ce61">
            <text:p>7,8</text:p>
          </table:table-cell>
          <table:table-cell office:value-type="float" office:value="8.5595999999999997" table:style-name="ce61">
            <text:p>8,6</text:p>
          </table:table-cell>
          <table:table-cell office:value-type="float" office:value="8.6300000000000002E-2" table:style-name="ce61">
            <text:p>0,1</text:p>
          </table:table-cell>
          <table:table-cell office:value-type="float" office:value="4.5613999999999999" table:style-name="ce61">
            <text:p>4,6</text:p>
          </table:table-cell>
          <table:table-cell office:value-type="float" office:value="5.1376999999999997" table:style-name="ce61">
            <text:p>5,1</text:p>
          </table:table-cell>
          <table:table-cell office:value-type="float" office:value="0.4819" table:style-name="ce60">
            <text:p>0,5</text:p>
          </table:table-cell>
          <table:table-cell office:value-type="float" office:value="5.3540999999999999" table:style-name="ce60">
            <text:p>5,4</text:p>
          </table:table-cell>
          <table:table-cell office:value-type="float" office:value="8.8338999999999999" table:style-name="ce62">
            <text:p>8,8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3">
            <text:p>Italy</text:p>
          </table:table-cell>
          <table:table-cell office:value-type="string" table:style-name="ce54">
            <text:p>ITA</text:p>
          </table:table-cell>
          <table:table-cell office:value-type="float" office:value="4.1382000000000003" table:style-name="ce55">
            <text:p>4,1</text:p>
          </table:table-cell>
          <table:table-cell office:value-type="float" office:value="2.0472999999999999" table:style-name="ce56">
            <text:p>2,0</text:p>
          </table:table-cell>
          <table:table-cell office:value-type="float" office:value="5.9272999999999998" table:style-name="ce56">
            <text:p>5,9</text:p>
          </table:table-cell>
          <table:table-cell office:value-type="float" office:value="8.0109999999999992" table:style-name="ce56">
            <text:p>8,0</text:p>
          </table:table-cell>
          <table:table-cell office:value-type="float" office:value="9.7047000000000008" table:style-name="ce56">
            <text:p>9,7</text:p>
          </table:table-cell>
          <table:table-cell office:value-type="float" office:value="1.617" table:style-name="ce56">
            <text:p>1,6</text:p>
          </table:table-cell>
          <table:table-cell office:value-type="float" office:value="5.8841999999999999" table:style-name="ce56">
            <text:p>5,9</text:p>
          </table:table-cell>
          <table:table-cell office:value-type="float" office:value="6.1185" table:style-name="ce56">
            <text:p>6,1</text:p>
          </table:table-cell>
          <table:table-cell office:value-type="float" office:value="5" table:style-name="ce55">
            <text:p>5,0</text:p>
          </table:table-cell>
          <table:table-cell office:value-type="float" office:value="5.4123999999999999" table:style-name="ce55">
            <text:p>5,4</text:p>
          </table:table-cell>
          <table:table-cell office:value-type="float" office:value="4.4169999999999998" table:style-name="ce57">
            <text:p>4,4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8">
            <text:p>Japan</text:p>
          </table:table-cell>
          <table:table-cell office:value-type="string" table:style-name="ce59">
            <text:p>JPN</text:p>
          </table:table-cell>
          <table:table-cell office:value-type="float" office:value="8.7456999999999994" table:style-name="ce60">
            <text:p>8,7</text:p>
          </table:table-cell>
          <table:table-cell office:value-type="float" office:value="8.8190000000000008" table:style-name="ce61">
            <text:p>8,8</text:p>
          </table:table-cell>
          <table:table-cell office:value-type="float" office:value="5.8243999999999998" table:style-name="ce61">
            <text:p>5,8</text:p>
          </table:table-cell>
          <table:table-cell office:value-type="float" office:value="9.6489999999999991" table:style-name="ce61">
            <text:p>9,6</text:p>
          </table:table-cell>
          <table:table-cell office:value-type="float" office:value="9.9999000000000002" table:style-name="ce61">
            <text:p>10,0</text:p>
          </table:table-cell>
          <table:table-cell office:value-type="float" office:value="3.9992999999999999" table:style-name="ce61">
            <text:p>4,0</text:p>
          </table:table-cell>
          <table:table-cell office:value-type="float" office:value="1.1971000000000001" table:style-name="ce61">
            <text:p>1,2</text:p>
          </table:table-cell>
          <table:table-cell office:value-type="float" office:value="3.5308999999999999" table:style-name="ce61">
            <text:p>3,5</text:p>
          </table:table-cell>
          <table:table-cell office:value-type="float" office:value="7.2590000000000003" table:style-name="ce60">
            <text:p>7,3</text:p>
          </table:table-cell>
          <table:table-cell office:value-type="float" office:value="6.3444000000000003" table:style-name="ce60">
            <text:p>6,3</text:p>
          </table:table-cell>
          <table:table-cell office:value-type="float" office:value="3.5335999999999999" table:style-name="ce62">
            <text:p>3,5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3">
            <text:p>Korea</text:p>
          </table:table-cell>
          <table:table-cell office:value-type="string" table:style-name="ce54">
            <text:p>KOR</text:p>
          </table:table-cell>
          <table:table-cell office:value-type="float" office:value="7.7218" table:style-name="ce55">
            <text:p>7,7</text:p>
          </table:table-cell>
          <table:table-cell office:value-type="float" office:value="6.7412000000000001" table:style-name="ce56">
            <text:p>6,7</text:p>
          </table:table-cell>
          <table:table-cell office:value-type="float" office:value="4.7435999999999998" table:style-name="ce56">
            <text:p>4,7</text:p>
          </table:table-cell>
          <table:table-cell office:value-type="float" office:value="7.7770000000000001" table:style-name="ce56">
            <text:p>7,8</text:p>
          </table:table-cell>
          <table:table-cell office:value-type="float" office:value="8.6698000000000004" table:style-name="ce56">
            <text:p>8,7</text:p>
          </table:table-cell>
          <table:table-cell office:value-type="float" office:value="3.61E-2" table:style-name="ce56">
            <text:p>0,0</text:p>
          </table:table-cell>
          <table:table-cell office:value-type="float" office:value="6.83" table:style-name="ce56">
            <text:p>6,8</text:p>
          </table:table-cell>
          <table:table-cell office:value-type="float" office:value="9.9999000000000002" table:style-name="ce56">
            <text:p>10,0</text:p>
          </table:table-cell>
          <table:table-cell office:value-type="float" office:value="1.988" table:style-name="ce55">
            <text:p>2,0</text:p>
          </table:table-cell>
          <table:table-cell office:value-type="float" office:value="3.6299999999999999E-2" table:style-name="ce55">
            <text:p>0,0</text:p>
          </table:table-cell>
          <table:table-cell office:value-type="float" office:value="2.6501999999999999" table:style-name="ce57">
            <text:p>2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8">
            <text:p>Latvia</text:p>
          </table:table-cell>
          <table:table-cell office:value-type="string" table:style-name="ce59">
            <text:p>LVA</text:p>
          </table:table-cell>
          <table:table-cell office:value-type="float" office:value="9.2363" table:style-name="ce60">
            <text:p>9,2</text:p>
          </table:table-cell>
          <table:table-cell office:value-type="float" office:value="5.6069000000000004" table:style-name="ce61">
            <text:p>5,6</text:p>
          </table:table-cell>
          <table:table-cell office:value-type="float" office:value="1.8441000000000001" table:style-name="ce61">
            <text:p>1,8</text:p>
          </table:table-cell>
          <table:table-cell office:value-type="float" office:value="0.9909" table:style-name="ce61">
            <text:p>1,0</text:p>
          </table:table-cell>
          <table:table-cell office:value-type="float" office:value="3.6200000000000003E-2" table:style-name="ce61">
            <text:p>0,0</text:p>
          </table:table-cell>
          <table:table-cell office:value-type="float" office:value="6.6866000000000003" table:style-name="ce61">
            <text:p>6,7</text:p>
          </table:table-cell>
          <table:table-cell office:value-type="float" office:value="2.6579999999999999" table:style-name="ce61">
            <text:p>2,7</text:p>
          </table:table-cell>
          <table:table-cell office:value-type="float" office:value="5.4924999999999997" table:style-name="ce61">
            <text:p>5,5</text:p>
          </table:table-cell>
          <table:table-cell office:value-type="float" office:value="1.2349000000000001" table:style-name="ce60">
            <text:p>1,2</text:p>
          </table:table-cell>
          <table:table-cell office:value-type="float" office:value="3.8978999999999999" table:style-name="ce60">
            <text:p>3,9</text:p>
          </table:table-cell>
          <table:table-cell office:value-type="float" office:value="2.6501999999999999" table:style-name="ce62">
            <text:p>2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3">
            <text:p>Lithuania</text:p>
          </table:table-cell>
          <table:table-cell office:value-type="string" table:style-name="ce54">
            <text:p>LTU</text:p>
          </table:table-cell>
          <table:table-cell office:value-type="float" office:value="9.9999000000000002" table:style-name="ce55">
            <text:p>10,0</text:p>
          </table:table-cell>
          <table:table-cell office:value-type="float" office:value="6.5720000000000001" table:style-name="ce56">
            <text:p>6,6</text:p>
          </table:table-cell>
          <table:table-cell office:value-type="float" office:value="3.3913000000000002" table:style-name="ce56">
            <text:p>3,4</text:p>
          </table:table-cell>
          <table:table-cell office:value-type="float" office:value="3.6600000000000001E-2" table:style-name="ce56">
            <text:p>0,0</text:p>
          </table:table-cell>
          <table:table-cell office:value-type="float" office:value="3.6400000000000002E-2" table:style-name="ce56">
            <text:p>0,0</text:p>
          </table:table-cell>
          <table:table-cell office:value-type="float" office:value="5.0236000000000001" table:style-name="ce56">
            <text:p>5,0</text:p>
          </table:table-cell>
          <table:table-cell office:value-type="float" office:value="2.3400000000000001E-2" table:style-name="ce56">
            <text:p>0,0</text:p>
          </table:table-cell>
          <table:table-cell office:value-type="float" office:value="5.2838000000000003" table:style-name="ce56">
            <text:p>5,3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string" table:style-name="ce57">
            <text:p>..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8">
            <text:p>Luxembourg</text:p>
          </table:table-cell>
          <table:table-cell office:value-type="string" table:style-name="ce49">
            <text:p>LUX</text:p>
          </table:table-cell>
          <table:table-cell office:value-type="float" office:value="6.7405999999999997" table:style-name="ce50">
            <text:p>6,7</text:p>
          </table:table-cell>
          <table:table-cell office:value-type="float" office:value="6.1224999999999996" table:style-name="ce51">
            <text:p>6,1</text:p>
          </table:table-cell>
          <table:table-cell office:value-type="float" office:value="9.9998000000000005" table:style-name="ce51">
            <text:p>10,0</text:p>
          </table:table-cell>
          <table:table-cell office:value-type="float" office:value="9.1809999999999992" table:style-name="ce51">
            <text:p>9,2</text:p>
          </table:table-cell>
          <table:table-cell office:value-type="float" office:value="8.9839000000000002" table:style-name="ce51">
            <text:p>9,0</text:p>
          </table:table-cell>
          <table:table-cell office:value-type="float" office:value="5.5875000000000004" table:style-name="ce51">
            <text:p>5,6</text:p>
          </table:table-cell>
          <table:table-cell office:value-type="float" office:value="9.9998000000000005" table:style-name="ce51">
            <text:p>10,0</text:p>
          </table:table-cell>
          <table:table-cell office:value-type="float" office:value="9.8748000000000005" table:style-name="ce51">
            <text:p>9,9</text:p>
          </table:table-cell>
          <table:table-cell office:value-type="float" office:value="7.2590000000000003" table:style-name="ce50">
            <text:p>7,3</text:p>
          </table:table-cell>
          <table:table-cell office:value-type="float" office:value="4.7137000000000002" table:style-name="ce50">
            <text:p>4,7</text:p>
          </table:table-cell>
          <table:table-cell office:value-type="float" office:value="7.5087999999999999" table:style-name="ce52">
            <text:p>7,5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3">
            <text:p>Mexico</text:p>
          </table:table-cell>
          <table:table-cell office:value-type="string" table:style-name="ce54">
            <text:p>MEX</text:p>
          </table:table-cell>
          <table:table-cell office:value-type="float" office:value="3.6200000000000003E-2" table:style-name="ce55">
            <text:p>0,0</text:p>
          </table:table-cell>
          <table:table-cell office:value-type="float" office:value="5.8311999999999999" table:style-name="ce56">
            <text:p>5,8</text:p>
          </table:table-cell>
          <table:table-cell office:value-type="float" office:value="3.61E-2" table:style-name="ce56">
            <text:p>0,0</text:p>
          </table:table-cell>
          <table:table-cell office:value-type="float" office:value="3.61E-2" table:style-name="ce56">
            <text:p>0,0</text:p>
          </table:table-cell>
          <table:table-cell office:value-type="float" office:value="1.3808" table:style-name="ce56">
            <text:p>1,4</text:p>
          </table:table-cell>
          <table:table-cell office:value-type="float" office:value="3.9763000000000002" table:style-name="ce56">
            <text:p>4,0</text:p>
          </table:table-cell>
          <table:table-cell office:value-type="float" office:value="3.6200000000000003E-2" table:style-name="ce56">
            <text:p>0,0</text:p>
          </table:table-cell>
          <table:table-cell office:value-type="float" office:value="3.6200000000000003E-2" table:style-name="ce56">
            <text:p>0,0</text:p>
          </table:table-cell>
          <table:table-cell office:value-type="float" office:value="3.6299999999999999E-2" table:style-name="ce55">
            <text:p>0,0</text:p>
          </table:table-cell>
          <table:table-cell office:value-type="float" office:value="1.0438000000000001" table:style-name="ce55">
            <text:p>1,0</text:p>
          </table:table-cell>
          <table:table-cell office:value-type="float" office:value="7.5087999999999999" table:style-name="ce57">
            <text:p>7,5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8">
            <text:p>Netherlands</text:p>
          </table:table-cell>
          <table:table-cell office:value-type="string" table:style-name="ce49">
            <text:p>NLD</text:p>
          </table:table-cell>
          <table:table-cell office:value-type="float" office:value="6.4633000000000003" table:style-name="ce50">
            <text:p>6,5</text:p>
          </table:table-cell>
          <table:table-cell office:value-type="float" office:value="8.6319999999999997" table:style-name="ce51">
            <text:p>8,6</text:p>
          </table:table-cell>
          <table:table-cell office:value-type="float" office:value="5.5148999999999999" table:style-name="ce51">
            <text:p>5,5</text:p>
          </table:table-cell>
          <table:table-cell office:value-type="float" office:value="9.1809999999999992" table:style-name="ce51">
            <text:p>9,2</text:p>
          </table:table-cell>
          <table:table-cell office:value-type="float" office:value="7.6703000000000001" table:style-name="ce51">
            <text:p>7,7</text:p>
          </table:table-cell>
          <table:table-cell office:value-type="float" office:value="4.7301000000000002" table:style-name="ce51">
            <text:p>4,7</text:p>
          </table:table-cell>
          <table:table-cell office:value-type="float" office:value="7.9210000000000003" table:style-name="ce51">
            <text:p>7,9</text:p>
          </table:table-cell>
          <table:table-cell office:value-type="float" office:value="9.9998000000000005" table:style-name="ce51">
            <text:p>10,0</text:p>
          </table:table-cell>
          <table:table-cell office:value-type="float" office:value="7.2590000000000003" table:style-name="ce50">
            <text:p>7,3</text:p>
          </table:table-cell>
          <table:table-cell office:value-type="float" office:value="8.4994999999999994" table:style-name="ce50">
            <text:p>8,5</text:p>
          </table:table-cell>
          <table:table-cell office:value-type="float" office:value="9.7172999999999998" table:style-name="ce52">
            <text:p>9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7">
            <text:p>New Zealand</text:p>
          </table:table-cell>
          <table:table-cell office:value-type="string" table:style-name="ce37">
            <text:p>NZL</text:p>
          </table:table-cell>
          <table:table-cell office:value-type="float" office:value="3.3275999999999999" table:style-name="ce39">
            <text:p>3,3</text:p>
          </table:table-cell>
          <table:table-cell office:value-type="float" office:value="7.7911000000000001" table:style-name="ce40">
            <text:p>7,8</text:p>
          </table:table-cell>
          <table:table-cell office:value-type="float" office:value="5.0369999999999999" table:style-name="ce40">
            <text:p>5,0</text:p>
          </table:table-cell>
          <table:table-cell office:value-type="float" office:value="9.1809999999999992" table:style-name="ce40">
            <text:p>9,2</text:p>
          </table:table-cell>
          <table:table-cell office:value-type="float" office:value="4.8575999999999997" table:style-name="ce40">
            <text:p>4,9</text:p>
          </table:table-cell>
          <table:table-cell office:value-type="float" office:value="9.8343000000000007" table:style-name="ce40">
            <text:p>9,8</text:p>
          </table:table-cell>
          <table:table-cell office:value-type="float" office:value="7.3147000000000002" table:style-name="ce40">
            <text:p>7,3</text:p>
          </table:table-cell>
          <table:table-cell office:value-type="float" office:value="5.2838000000000003" table:style-name="ce40">
            <text:p>5,3</text:p>
          </table:table-cell>
          <table:table-cell office:value-type="float" office:value="8.7651000000000003" table:style-name="ce39">
            <text:p>8,8</text:p>
          </table:table-cell>
          <table:table-cell office:value-type="float" office:value="9.0237999999999996" table:style-name="ce39">
            <text:p>9,0</text:p>
          </table:table-cell>
          <table:table-cell office:value-type="float" office:value="8.8338999999999999" table:style-name="ce38">
            <text:p>8,8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2">
            <text:p>Norway</text:p>
          </table:table-cell>
          <table:table-cell office:value-type="string" table:style-name="ce43">
            <text:p>NOR</text:p>
          </table:table-cell>
          <table:table-cell office:value-type="float" office:value="7.3166000000000002" table:style-name="ce44">
            <text:p>7,3</text:p>
          </table:table-cell>
          <table:table-cell office:value-type="float" office:value="8.6198999999999995" table:style-name="ce45">
            <text:p>8,6</text:p>
          </table:table-cell>
          <table:table-cell office:value-type="float" office:value="8.1649999999999991" table:style-name="ce45">
            <text:p>8,2</text:p>
          </table:table-cell>
          <table:table-cell office:value-type="float" office:value="9.9995999999999992" table:style-name="ce45">
            <text:p>10,0</text:p>
          </table:table-cell>
          <table:table-cell office:value-type="float" office:value="8.4492999999999991" table:style-name="ce45">
            <text:p>8,4</text:p>
          </table:table-cell>
          <table:table-cell office:value-type="float" office:value="9.9998000000000005" table:style-name="ce45">
            <text:p>10,0</text:p>
          </table:table-cell>
          <table:table-cell office:value-type="float" office:value="7.125" table:style-name="ce45">
            <text:p>7,1</text:p>
          </table:table-cell>
          <table:table-cell office:value-type="float" office:value="9.2486999999999995" table:style-name="ce45">
            <text:p>9,2</text:p>
          </table:table-cell>
          <table:table-cell office:value-type="float" office:value="7.2590000000000003" table:style-name="ce44">
            <text:p>7,3</text:p>
          </table:table-cell>
          <table:table-cell office:value-type="float" office:value="8.4413" table:style-name="ce44">
            <text:p>8,4</text:p>
          </table:table-cell>
          <table:table-cell office:value-type="float" office:value="9.7172999999999998" table:style-name="ce46">
            <text:p>9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3">
            <text:p>Poland</text:p>
          </table:table-cell>
          <table:table-cell office:value-type="string" table:style-name="ce54">
            <text:p>POL</text:p>
          </table:table-cell>
          <table:table-cell office:value-type="float" office:value="9.8976000000000006" table:style-name="ce55">
            <text:p>9,9</text:p>
          </table:table-cell>
          <table:table-cell office:value-type="float" office:value="5.7805999999999997" table:style-name="ce56">
            <text:p>5,8</text:p>
          </table:table-cell>
          <table:table-cell office:value-type="float" office:value="2.9981" table:style-name="ce56">
            <text:p>3,0</text:p>
          </table:table-cell>
          <table:table-cell office:value-type="float" office:value="8.4789999999999992" table:style-name="ce56">
            <text:p>8,5</text:p>
          </table:table-cell>
          <table:table-cell office:value-type="float" office:value="3.5316999999999998" table:style-name="ce56">
            <text:p>3,5</text:p>
          </table:table-cell>
          <table:table-cell office:value-type="float" office:value="3.6200000000000003E-2" table:style-name="ce56">
            <text:p>0,0</text:p>
          </table:table-cell>
          <table:table-cell office:value-type="float" office:value="0.73360000000000003" table:style-name="ce56">
            <text:p>0,7</text:p>
          </table:table-cell>
          <table:table-cell office:value-type="float" office:value="5.4924999999999997" table:style-name="ce56">
            <text:p>5,5</text:p>
          </table:table-cell>
          <table:table-cell office:value-type="float" office:value="3.6299999999999999E-2" table:style-name="ce55">
            <text:p>0,0</text:p>
          </table:table-cell>
          <table:table-cell office:value-type="float" office:value="6.5190999999999999" table:style-name="ce55">
            <text:p>6,5</text:p>
          </table:table-cell>
          <table:table-cell office:value-type="float" office:value="2.2084999999999999" table:style-name="ce57">
            <text:p>2,2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8">
            <text:p>Portugal</text:p>
          </table:table-cell>
          <table:table-cell office:value-type="string" table:style-name="ce59">
            <text:p>PRT</text:p>
          </table:table-cell>
          <table:table-cell office:value-type="float" office:value="0.83189999999999997" table:style-name="ce60">
            <text:p>0,8</text:p>
          </table:table-cell>
          <table:table-cell office:value-type="float" office:value="5.17" table:style-name="ce61">
            <text:p>5,2</text:p>
          </table:table-cell>
          <table:table-cell office:value-type="float" office:value="3.6627000000000001" table:style-name="ce61">
            <text:p>3,7</text:p>
          </table:table-cell>
          <table:table-cell office:value-type="float" office:value="9.8829999999999991" table:style-name="ce61">
            <text:p>9,9</text:p>
          </table:table-cell>
          <table:table-cell office:value-type="float" office:value="7.4378000000000002" table:style-name="ce61">
            <text:p>7,4</text:p>
          </table:table-cell>
          <table:table-cell office:value-type="float" office:value="8.5970999999999993" table:style-name="ce61">
            <text:p>8,6</text:p>
          </table:table-cell>
          <table:table-cell office:value-type="float" office:value="2.0960999999999999" table:style-name="ce61">
            <text:p>2,1</text:p>
          </table:table-cell>
          <table:table-cell office:value-type="float" office:value="5.4924999999999997" table:style-name="ce61">
            <text:p>5,5</text:p>
          </table:table-cell>
          <table:table-cell office:value-type="float" office:value="6.5060000000000002" table:style-name="ce60">
            <text:p>6,5</text:p>
          </table:table-cell>
          <table:table-cell office:value-type="float" office:value="4.0727000000000002" table:style-name="ce60">
            <text:p>4,1</text:p>
          </table:table-cell>
          <table:table-cell office:value-type="float" office:value="3.6400000000000002E-2" table:style-name="ce62">
            <text:p>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3">
            <text:p>Slovak Republic</text:p>
          </table:table-cell>
          <table:table-cell office:value-type="string" table:style-name="ce54">
            <text:p>SVK</text:p>
          </table:table-cell>
          <table:table-cell office:value-type="float" office:value="9.7270000000000003" table:style-name="ce55">
            <text:p>9,7</text:p>
          </table:table-cell>
          <table:table-cell office:value-type="float" office:value="5.3498000000000001" table:style-name="ce56">
            <text:p>5,3</text:p>
          </table:table-cell>
          <table:table-cell office:value-type="float" office:value="2.9927999999999999" table:style-name="ce56">
            <text:p>3,0</text:p>
          </table:table-cell>
          <table:table-cell office:value-type="float" office:value="8.7129999999999992" table:style-name="ce56">
            <text:p>8,7</text:p>
          </table:table-cell>
          <table:table-cell office:value-type="float" office:value="2.2879" table:style-name="ce56">
            <text:p>2,3</text:p>
          </table:table-cell>
          <table:table-cell office:value-type="float" office:value="0.43159999999999998" table:style-name="ce56">
            <text:p>0,4</text:p>
          </table:table-cell>
          <table:table-cell office:value-type="float" office:value="3.1606000000000001" table:style-name="ce56">
            <text:p>3,2</text:p>
          </table:table-cell>
          <table:table-cell office:value-type="float" office:value="6.1185" table:style-name="ce56">
            <text:p>6,1</text:p>
          </table:table-cell>
          <table:table-cell office:value-type="float" office:value="0.4819" table:style-name="ce55">
            <text:p>0,5</text:p>
          </table:table-cell>
          <table:table-cell office:value-type="float" office:value="6.2279" table:style-name="ce55">
            <text:p>6,2</text:p>
          </table:table-cell>
          <table:table-cell office:value-type="float" office:value="2.6501999999999999" table:style-name="ce57">
            <text:p>2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8">
            <text:p>Slovenia</text:p>
          </table:table-cell>
          <table:table-cell office:value-type="string" table:style-name="ce59">
            <text:p>SVN</text:p>
          </table:table-cell>
          <table:table-cell office:value-type="float" office:value="9.0656999999999996" table:style-name="ce60">
            <text:p>9,1</text:p>
          </table:table-cell>
          <table:table-cell office:value-type="float" office:value="6.6279000000000003" table:style-name="ce61">
            <text:p>6,6</text:p>
          </table:table-cell>
          <table:table-cell office:value-type="float" office:value="3.7867000000000002" table:style-name="ce61">
            <text:p>3,8</text:p>
          </table:table-cell>
          <table:table-cell office:value-type="float" office:value="6.8409000000000004" table:style-name="ce61">
            <text:p>6,8</text:p>
          </table:table-cell>
          <table:table-cell office:value-type="float" office:value="7.2750000000000004" table:style-name="ce61">
            <text:p>7,3</text:p>
          </table:table-cell>
          <table:table-cell office:value-type="float" office:value="2.9060000000000001" table:style-name="ce61">
            <text:p>2,9</text:p>
          </table:table-cell>
          <table:table-cell office:value-type="float" office:value="0.92090000000000005" table:style-name="ce61">
            <text:p>0,9</text:p>
          </table:table-cell>
          <table:table-cell office:value-type="float" office:value="6.7446000000000002" table:style-name="ce61">
            <text:p>6,7</text:p>
          </table:table-cell>
          <table:table-cell office:value-type="float" office:value="2.7410000000000001" table:style-name="ce60">
            <text:p>2,7</text:p>
          </table:table-cell>
          <table:table-cell office:value-type="float" office:value="7.2180999999999997" table:style-name="ce60">
            <text:p>7,2</text:p>
          </table:table-cell>
          <table:table-cell office:value-type="float" office:value="2.6501999999999999" table:style-name="ce62">
            <text:p>2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7">
            <text:p>Spain</text:p>
          </table:table-cell>
          <table:table-cell office:value-type="string" table:style-name="ce37">
            <text:p>ESP</text:p>
          </table:table-cell>
          <table:table-cell office:value-type="float" office:value="3.157" table:style-name="ce39">
            <text:p>3,2</text:p>
          </table:table-cell>
          <table:table-cell office:value-type="float" office:value="1.2250000000000001" table:style-name="ce40">
            <text:p>1,2</text:p>
          </table:table-cell>
          <table:table-cell office:value-type="float" office:value="4.3658000000000001" table:style-name="ce40">
            <text:p>4,4</text:p>
          </table:table-cell>
          <table:table-cell office:value-type="float" office:value="9.8829999999999991" table:style-name="ce40">
            <text:p>9,9</text:p>
          </table:table-cell>
          <table:table-cell office:value-type="float" office:value="9.8674999999999997" table:style-name="ce40">
            <text:p>9,9</text:p>
          </table:table-cell>
          <table:table-cell office:value-type="float" office:value="6.0709" table:style-name="ce40">
            <text:p>6,1</text:p>
          </table:table-cell>
          <table:table-cell office:value-type="float" office:value="5.1584000000000003" table:style-name="ce40">
            <text:p>5,2</text:p>
          </table:table-cell>
          <table:table-cell office:value-type="float" office:value="6.9532999999999996" table:style-name="ce40">
            <text:p>7,0</text:p>
          </table:table-cell>
          <table:table-cell office:value-type="float" office:value="6.5060000000000002" table:style-name="ce39">
            <text:p>6,5</text:p>
          </table:table-cell>
          <table:table-cell office:value-type="float" office:value="8.4994999999999994" table:style-name="ce39">
            <text:p>8,5</text:p>
          </table:table-cell>
          <table:table-cell office:value-type="float" office:value="5.742" table:style-name="ce38">
            <text:p>5,7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8">
            <text:p>Sweden</text:p>
          </table:table-cell>
          <table:table-cell office:value-type="string" table:style-name="ce49">
            <text:p>SWE</text:p>
          </table:table-cell>
          <table:table-cell office:value-type="float" office:value="7.8925000000000001" table:style-name="ce50">
            <text:p>7,9</text:p>
          </table:table-cell>
          <table:table-cell office:value-type="float" office:value="8.2026000000000003" table:style-name="ce51">
            <text:p>8,2</text:p>
          </table:table-cell>
          <table:table-cell office:value-type="float" office:value="6.6993" table:style-name="ce51">
            <text:p>6,7</text:p>
          </table:table-cell>
          <table:table-cell office:value-type="float" office:value="9.1809999999999992" table:style-name="ce51">
            <text:p>9,2</text:p>
          </table:table-cell>
          <table:table-cell office:value-type="float" office:value="8.3910999999999998" table:style-name="ce51">
            <text:p>8,4</text:p>
          </table:table-cell>
          <table:table-cell office:value-type="float" office:value="8.9366000000000003" table:style-name="ce51">
            <text:p>8,9</text:p>
          </table:table-cell>
          <table:table-cell office:value-type="float" office:value="8.9230999999999998" table:style-name="ce51">
            <text:p>8,9</text:p>
          </table:table-cell>
          <table:table-cell office:value-type="float" office:value="9.0401000000000007" table:style-name="ce51">
            <text:p>9,0</text:p>
          </table:table-cell>
          <table:table-cell office:value-type="float" office:value="5" table:style-name="ce50">
            <text:p>5,0</text:p>
          </table:table-cell>
          <table:table-cell office:value-type="float" office:value="7.6257999999999999" table:style-name="ce50">
            <text:p>7,6</text:p>
          </table:table-cell>
          <table:table-cell office:value-type="float" office:value="9.2756000000000007" table:style-name="ce52">
            <text:p>9,3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68">
            <text:p>Switzerland</text:p>
          </table:table-cell>
          <table:table-cell office:value-type="string" table:style-name="ce69">
            <text:p>CHE</text:p>
          </table:table-cell>
          <table:table-cell office:value-type="float" office:value="8.0631000000000004" table:style-name="ce70">
            <text:p>8,1</text:p>
          </table:table-cell>
          <table:table-cell office:value-type="float" office:value="9.2640999999999991" table:style-name="ce71">
            <text:p>9,3</text:p>
          </table:table-cell>
          <table:table-cell office:value-type="float" office:value="7.9698000000000002" table:style-name="ce71">
            <text:p>8,0</text:p>
          </table:table-cell>
          <table:table-cell office:value-type="float" office:value="9.9995999999999992" table:style-name="ce71">
            <text:p>10,0</text:p>
          </table:table-cell>
          <table:table-cell office:value-type="float" office:value="9.9998000000000005" table:style-name="ce71">
            <text:p>10,0</text:p>
          </table:table-cell>
          <table:table-cell office:value-type="float" office:value="4.6726000000000001" table:style-name="ce71">
            <text:p>4,7</text:p>
          </table:table-cell>
          <table:table-cell office:value-type="float" office:value="0.18110000000000001" table:style-name="ce71">
            <text:p>0,2</text:p>
          </table:table-cell>
          <table:table-cell office:value-type="float" office:value="8.4139999999999997" table:style-name="ce71">
            <text:p>8,4</text:p>
          </table:table-cell>
          <table:table-cell office:value-type="float" office:value="3.4940000000000002" table:style-name="ce70">
            <text:p>3,5</text:p>
          </table:table-cell>
          <table:table-cell office:value-type="float" office:value="8.9655000000000005" table:style-name="ce70">
            <text:p>9,0</text:p>
          </table:table-cell>
          <table:table-cell office:value-type="float" office:value="9.9998000000000005" table:style-name="ce72">
            <text:p>1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58">
            <text:p>Turkey</text:p>
          </table:table-cell>
          <table:table-cell office:value-type="string" table:style-name="ce59">
            <text:p>TUR</text:p>
          </table:table-cell>
          <table:table-cell office:value-type="float" office:value="3.61E-2" table:style-name="ce60">
            <text:p>0,0</text:p>
          </table:table-cell>
          <table:table-cell office:value-type="float" office:value="1.6915" table:style-name="ce61">
            <text:p>1,7</text:p>
          </table:table-cell>
          <table:table-cell office:value-type="float" office:value="3.6200000000000003E-2" table:style-name="ce61">
            <text:p>0,0</text:p>
          </table:table-cell>
          <table:table-cell office:value-type="float" office:value="5.9048999999999996" table:style-name="ce61">
            <text:p>5,9</text:p>
          </table:table-cell>
          <table:table-cell office:value-type="float" office:value="3.6945000000000001" table:style-name="ce61">
            <text:p>3,7</text:p>
          </table:table-cell>
          <table:table-cell office:value-type="float" office:value="0.48909999999999998" table:style-name="ce61">
            <text:p>0,5</text:p>
          </table:table-cell>
          <table:table-cell office:value-type="float" office:value="9.2399000000000004" table:style-name="ce61">
            <text:p>9,2</text:p>
          </table:table-cell>
          <table:table-cell office:value-type="float" office:value="3.61E-2" table:style-name="ce61">
            <text:p>0,0</text:p>
          </table:table-cell>
          <table:table-cell office:value-type="float" office:value="1.988" table:style-name="ce60">
            <text:p>2,0</text:p>
          </table:table-cell>
          <table:table-cell office:value-type="float" office:value="3.6200000000000003E-2" table:style-name="ce60">
            <text:p>0,0</text:p>
          </table:table-cell>
          <table:table-cell office:value-type="float" office:value="3.6400000000000002E-2" table:style-name="ce62">
            <text:p>0,0</text:p>
          </table:table-cell>
          <table:table-cell table:number-columns-repeated="16370"/>
        </table:table-row>
        <table:table-row table:style-name="ro3">
          <table:table-cell table:style-name="ce10"/>
          <table:table-cell office:value-type="string" table:style-name="ce47">
            <text:p>United Kingdom</text:p>
          </table:table-cell>
          <table:table-cell office:value-type="string" table:style-name="ce37">
            <text:p>GBR</text:p>
          </table:table-cell>
          <table:table-cell office:value-type="float" office:value="7.5084999999999997" table:style-name="ce39">
            <text:p>7,5</text:p>
          </table:table-cell>
          <table:table-cell office:value-type="float" office:value="8.3360000000000003" table:style-name="ce40">
            <text:p>8,3</text:p>
          </table:table-cell>
          <table:table-cell office:value-type="float" office:value="6.4010999999999996" table:style-name="ce40">
            <text:p>6,4</text:p>
          </table:table-cell>
          <table:table-cell office:value-type="float" office:value="8.4789999999999992" table:style-name="ce40">
            <text:p>8,5</text:p>
          </table:table-cell>
          <table:table-cell office:value-type="float" office:value="7.2750000000000004" table:style-name="ce40">
            <text:p>7,3</text:p>
          </table:table-cell>
          <table:table-cell office:value-type="float" office:value="7.3887" table:style-name="ce40">
            <text:p>7,4</text:p>
          </table:table-cell>
          <table:table-cell office:value-type="float" office:value="4.2922000000000002" table:style-name="ce40">
            <text:p>4,3</text:p>
          </table:table-cell>
          <table:table-cell office:value-type="float" office:value="9.0401000000000007" table:style-name="ce40">
            <text:p>9,0</text:p>
          </table:table-cell>
          <table:table-cell office:value-type="float" office:value="6.5060000000000002" table:style-name="ce39">
            <text:p>6,5</text:p>
          </table:table-cell>
          <table:table-cell office:value-type="float" office:value="9.0237999999999996" table:style-name="ce39">
            <text:p>9,0</text:p>
          </table:table-cell>
          <table:table-cell office:value-type="float" office:value="7.0670999999999999" table:style-name="ce38">
            <text:p>7,1</text:p>
          </table:table-cell>
          <table:table-cell table:number-columns-repeated="16370"/>
        </table:table-row>
        <table:table-row table:style-name="ro3">
          <table:table-cell table:style-name="ce29"/>
          <table:table-cell office:value-type="string" table:style-name="ce73">
            <text:p>United States</text:p>
          </table:table-cell>
          <table:table-cell office:value-type="string" table:style-name="ce74">
            <text:p>USA</text:p>
          </table:table-cell>
          <table:table-cell office:value-type="float" office:value="9.1723999999999997" table:style-name="ce75">
            <text:p>9,2</text:p>
          </table:table-cell>
          <table:table-cell office:value-type="float" office:value="7.6351000000000004" table:style-name="ce76">
            <text:p>7,6</text:p>
          </table:table-cell>
          <table:table-cell office:value-type="float" office:value="9.9999000000000002" table:style-name="ce77">
            <text:p>10,0</text:p>
          </table:table-cell>
          <table:table-cell office:value-type="float" office:value="3.6299999999999999E-2" table:style-name="ce77">
            <text:p>0,0</text:p>
          </table:table-cell>
          <table:table-cell office:value-type="float" office:value="3.6714000000000002" table:style-name="ce77">
            <text:p>3,7</text:p>
          </table:table-cell>
          <table:table-cell office:value-type="float" office:value="6.7786999999999997" table:style-name="ce77">
            <text:p>6,8</text:p>
          </table:table-cell>
          <table:table-cell office:value-type="float" office:value="9.2554999999999996" table:style-name="ce77">
            <text:p>9,3</text:p>
          </table:table-cell>
          <table:table-cell office:value-type="float" office:value="5.6386000000000003" table:style-name="ce77">
            <text:p>5,6</text:p>
          </table:table-cell>
          <table:table-cell office:value-type="float" office:value="9.9999000000000002" table:style-name="ce76">
            <text:p>10,0</text:p>
          </table:table-cell>
          <table:table-cell office:value-type="float" office:value="7.4511000000000003" table:style-name="ce76">
            <text:p>7,5</text:p>
          </table:table-cell>
          <table:table-cell office:value-type="float" office:value="8.3922000000000008" table:style-name="ce75">
            <text:p>8,4</text:p>
          </table:table-cell>
          <table:table-cell table:number-columns-repeated="16370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3"> </number:embedded-text>
        <number:embedded-text number:position="6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User</meta:initial-creator>
    <dc:creator>User</dc:creator>
    <meta:creation-date>2021-02-26T09:31:58Z</meta:creation-date>
    <dc:date>2021-03-03T22:54:02Z</dc:date>
  </office:meta>
</office:document-meta>
</file>